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22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nsor_data_office_z" table:style-name="ta1">
        <table:shapes>
          <draw:frame draw:z-index="0" draw:style-name="gr1" draw:text-style-name="P1" svg:width="6.2957in" svg:height="3.5449in" svg:x="11.0441in" svg:y="0.6693in">
            <draw:object draw:notify-on-update-of-ranges="sensor_data_office_z.C1:sensor_data_office_z.C1 sensor_data_office_z.C2:sensor_data_office_z.C152 sensor_data_office_z.F1:sensor_data_office_z.F1 sensor_data_office_z.F2:sensor_data_office_z.F1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mux1_sensor0_X [mT]</text:p>
          </table:table-cell>
          <table:table-cell office:value-type="string" calcext:value-type="string">
            <text:p>mux1_sensor0_Y [mT]</text:p>
          </table:table-cell>
          <table:table-cell office:value-type="string" calcext:value-type="string">
            <text:p>mux1_sensor0_Z [mT]</text:p>
          </table:table-cell>
          <table:table-cell office:value-type="string" calcext:value-type="string">
            <text:p>mux1_sensor1_X [mT]</text:p>
          </table:table-cell>
          <table:table-cell office:value-type="string" calcext:value-type="string">
            <text:p>mux1_sensor1_Y [mT]</text:p>
          </table:table-cell>
          <table:table-cell office:value-type="string" calcext:value-type="string">
            <text:p>mux1_sensor1_Z [mT]</text:p>
          </table:table-cell>
          <table:table-cell office:value-type="string" calcext:value-type="string">
            <text:p>mux1_sensor2_X [mT]</text:p>
          </table:table-cell>
          <table:table-cell office:value-type="string" calcext:value-type="string">
            <text:p>mux1_sensor2_Y [mT]</text:p>
          </table:table-cell>
          <table:table-cell office:value-type="string" calcext:value-type="string">
            <text:p>mux1_sensor2_Z [mT]</text:p>
          </table:table-cell>
          <table:table-cell office:value-type="string" calcext:value-type="string">
            <text:p>mux1_sensor3_X [mT]</text:p>
          </table:table-cell>
          <table:table-cell office:value-type="string" calcext:value-type="string">
            <text:p>mux1_sensor3_Y [mT]</text:p>
          </table:table-cell>
          <table:table-cell office:value-type="string" calcext:value-type="string">
            <text:p>mux1_sensor3_Z [mT]</text:p>
          </table:table-cell>
          <table:table-cell office:value-type="string" calcext:value-type="string">
            <text:p>mux1_sensor4_X [mT]</text:p>
          </table:table-cell>
          <table:table-cell office:value-type="string" calcext:value-type="string">
            <text:p>mux1_sensor4_Y [mT]</text:p>
          </table:table-cell>
          <table:table-cell office:value-type="string" calcext:value-type="string">
            <text:p>mux1_sensor4_Z [mT]</text:p>
          </table:table-cell>
          <table:table-cell office:value-type="string" calcext:value-type="string">
            <text:p>mux1_sensor5_X [mT]</text:p>
          </table:table-cell>
          <table:table-cell office:value-type="string" calcext:value-type="string">
            <text:p>mux1_sensor5_Y [mT]</text:p>
          </table:table-cell>
          <table:table-cell office:value-type="string" calcext:value-type="string">
            <text:p>mux1_sensor5_Z [mT]</text:p>
          </table:table-cell>
          <table:table-cell office:value-type="string" calcext:value-type="string">
            <text:p>mux1_sensor6_X [mT]</text:p>
          </table:table-cell>
          <table:table-cell office:value-type="string" calcext:value-type="string">
            <text:p>mux1_sensor6_Y [mT]</text:p>
          </table:table-cell>
          <table:table-cell office:value-type="string" calcext:value-type="string">
            <text:p>mux1_sensor6_Z [mT]</text:p>
          </table:table-cell>
          <table:table-cell office:value-type="string" calcext:value-type="string">
            <text:p>mux1_sensor7_X [mT]</text:p>
          </table:table-cell>
          <table:table-cell office:value-type="string" calcext:value-type="string">
            <text:p>mux1_sensor7_Y [mT]</text:p>
          </table:table-cell>
          <table:table-cell office:value-type="string" calcext:value-type="string">
            <text:p>mux1_sensor7_Z [mT]</text:p>
          </table:table-cell>
          <table:table-cell office:value-type="string" calcext:value-type="string">
            <text:p>mux2_sensor0_X [mT]</text:p>
          </table:table-cell>
          <table:table-cell office:value-type="string" calcext:value-type="string">
            <text:p>mux2_sensor0_Y [mT]</text:p>
          </table:table-cell>
          <table:table-cell office:value-type="string" calcext:value-type="string">
            <text:p>mux2_sensor0_Z [mT]</text:p>
          </table:table-cell>
          <table:table-cell office:value-type="string" calcext:value-type="string">
            <text:p>mux2_sensor1_X [mT]</text:p>
          </table:table-cell>
          <table:table-cell office:value-type="string" calcext:value-type="string">
            <text:p>mux2_sensor1_Y [mT]</text:p>
          </table:table-cell>
          <table:table-cell office:value-type="string" calcext:value-type="string">
            <text:p>mux2_sensor1_Z [mT]</text:p>
          </table:table-cell>
          <table:table-cell office:value-type="string" calcext:value-type="string">
            <text:p>mux2_sensor2_X [mT]</text:p>
          </table:table-cell>
          <table:table-cell office:value-type="string" calcext:value-type="string">
            <text:p>mux2_sensor2_Y [mT]</text:p>
          </table:table-cell>
          <table:table-cell office:value-type="string" calcext:value-type="string">
            <text:p>mux2_sensor2_Z [mT]</text:p>
          </table:table-cell>
          <table:table-cell office:value-type="string" calcext:value-type="string">
            <text:p>mux2_sensor3_X [mT]</text:p>
          </table:table-cell>
          <table:table-cell office:value-type="string" calcext:value-type="string">
            <text:p>mux2_sensor3_Y [mT]</text:p>
          </table:table-cell>
          <table:table-cell office:value-type="string" calcext:value-type="string">
            <text:p>mux2_sensor3_Z [mT]</text:p>
          </table:table-cell>
          <table:table-cell office:value-type="string" calcext:value-type="string">
            <text:p>mux2_sensor4_X [mT]</text:p>
          </table:table-cell>
          <table:table-cell office:value-type="string" calcext:value-type="string">
            <text:p>mux2_sensor4_Y [mT]</text:p>
          </table:table-cell>
          <table:table-cell office:value-type="string" calcext:value-type="string">
            <text:p>mux2_sensor4_Z [mT]</text:p>
          </table:table-cell>
          <table:table-cell office:value-type="string" calcext:value-type="string">
            <text:p>mux2_sensor5_X [mT]</text:p>
          </table:table-cell>
          <table:table-cell office:value-type="string" calcext:value-type="string">
            <text:p>mux2_sensor5_Y [mT]</text:p>
          </table:table-cell>
          <table:table-cell office:value-type="string" calcext:value-type="string">
            <text:p>mux2_sensor5_Z [mT]</text:p>
          </table:table-cell>
          <table:table-cell office:value-type="string" calcext:value-type="string">
            <text:p>mux2_sensor6_X [mT]</text:p>
          </table:table-cell>
          <table:table-cell office:value-type="string" calcext:value-type="string">
            <text:p>mux2_sensor6_Y [mT]</text:p>
          </table:table-cell>
          <table:table-cell office:value-type="string" calcext:value-type="string">
            <text:p>mux2_sensor6_Z [mT]</text:p>
          </table:table-cell>
          <table:table-cell office:value-type="string" calcext:value-type="string">
            <text:p>mux2_sensor7_X [mT]</text:p>
          </table:table-cell>
          <table:table-cell office:value-type="string" calcext:value-type="string">
            <text:p>mux2_sensor7_Y [mT]</text:p>
          </table:table-cell>
          <table:table-cell office:value-type="string" calcext:value-type="string">
            <text:p>mux2_sensor7_Z [mT]</text:p>
          </table:table-cell>
        </table:table-row>
        <table:table-row table:style-name="ro1">
          <table:table-cell office:value-type="float" office:value="0.000134999999999998" calcext:value-type="float">
            <text:p>0.000134999999999998</text:p>
          </table:table-cell>
          <table:table-cell office:value-type="float" office:value="-0.000172500000000007" calcext:value-type="float">
            <text:p>-0.000172500000000007</text:p>
          </table:table-cell>
          <table:table-cell office:value-type="float" office:value="-0.00105400000000001" calcext:value-type="float">
            <text:p>-0.00105400000000001</text:p>
          </table:table-cell>
          <table:table-cell office:value-type="float" office:value="-0.000329999999999998" calcext:value-type="float">
            <text:p>-0.000329999999999998</text:p>
          </table:table-cell>
          <table:table-cell office:value-type="float" office:value="0.000157500000000013" calcext:value-type="float">
            <text:p>0.000157500000000013</text:p>
          </table:table-cell>
          <table:table-cell office:value-type="float" office:value="-0.000963500000000003" calcext:value-type="float">
            <text:p>-0.0009635000000000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84999999999997" calcext:value-type="float">
            <text:p>0.000584999999999997</text:p>
          </table:table-cell>
          <table:table-cell office:value-type="float" office:value="-0.000322500000000005" calcext:value-type="float">
            <text:p>-0.000322500000000005</text:p>
          </table:table-cell>
          <table:table-cell office:value-type="float" office:value="-0.00153400000000001" calcext:value-type="float">
            <text:p>-0.00153400000000001</text:p>
          </table:table-cell>
          <table:table-cell office:value-type="float" office:value="-0.000479999999999999" calcext:value-type="float">
            <text:p>-0.000479999999999999</text:p>
          </table:table-cell>
          <table:table-cell office:value-type="float" office:value="0.00000750000000000739" calcext:value-type="float">
            <text:p>7.50000000000739E-06</text:p>
          </table:table-cell>
          <table:table-cell office:value-type="float" office:value="-0.000963500000000003" calcext:value-type="float">
            <text:p>-0.0009635000000000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150000000000023" calcext:value-type="float">
            <text:p>-1.50000000000023E-05</text:p>
          </table:table-cell>
          <table:table-cell office:value-type="float" office:value="-0.000172500000000007" calcext:value-type="float">
            <text:p>-0.000172500000000007</text:p>
          </table:table-cell>
          <table:table-cell office:value-type="float" office:value="-0.000564000000000007" calcext:value-type="float">
            <text:p>-0.000564000000000007</text:p>
          </table:table-cell>
          <table:table-cell office:value-type="float" office:value="-0.000179999999999998" calcext:value-type="float">
            <text:p>-0.000179999999999998</text:p>
          </table:table-cell>
          <table:table-cell office:value-type="float" office:value="0.000307500000000012" calcext:value-type="float">
            <text:p>0.000307500000000012</text:p>
          </table:table-cell>
          <table:table-cell office:value-type="float" office:value="-0.000483500000000007" calcext:value-type="float">
            <text:p>-0.00048350000000000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34999999999998" calcext:value-type="float">
            <text:p>0.000134999999999998</text:p>
          </table:table-cell>
          <table:table-cell office:value-type="float" office:value="0.000127499999999991" calcext:value-type="float">
            <text:p>0.000127499999999991</text:p>
          </table:table-cell>
          <table:table-cell office:value-type="float" office:value="-0.000324000000000005" calcext:value-type="float">
            <text:p>-0.000324000000000005</text:p>
          </table:table-cell>
          <table:table-cell office:value-type="float" office:value="-0.000179999999999998" calcext:value-type="float">
            <text:p>-0.000179999999999998</text:p>
          </table:table-cell>
          <table:table-cell office:value-type="float" office:value="0.00000750000000000739" calcext:value-type="float">
            <text:p>7.50000000000739E-06</text:p>
          </table:table-cell>
          <table:table-cell office:value-type="float" office:value="-0.0000035000000000025" calcext:value-type="float">
            <text:p>-3.5000000000025E-0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65000000000003" calcext:value-type="float">
            <text:p>-0.000165000000000003</text:p>
          </table:table-cell>
          <table:table-cell office:value-type="float" office:value="-0.000022500000000008" calcext:value-type="float">
            <text:p>-2.2500000000008E-05</text:p>
          </table:table-cell>
          <table:table-cell office:value-type="float" office:value="-0.000564000000000007" calcext:value-type="float">
            <text:p>-0.000564000000000007</text:p>
          </table:table-cell>
          <table:table-cell office:value-type="float" office:value="-0.000179999999999998" calcext:value-type="float">
            <text:p>-0.000179999999999998</text:p>
          </table:table-cell>
          <table:table-cell office:value-type="float" office:value="0.00000750000000000739" calcext:value-type="float">
            <text:p>7.50000000000739E-06</text:p>
          </table:table-cell>
          <table:table-cell office:value-type="float" office:value="-0.0000035000000000025" calcext:value-type="float">
            <text:p>-3.5000000000025E-0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34999999999998" calcext:value-type="float">
            <text:p>0.000134999999999998</text:p>
          </table:table-cell>
          <table:table-cell office:value-type="float" office:value="-0.000172500000000007" calcext:value-type="float">
            <text:p>-0.000172500000000007</text:p>
          </table:table-cell>
          <table:table-cell office:value-type="float" office:value="-0.0000840000000000032" calcext:value-type="float">
            <text:p>-8.40000000000032E-05</text:p>
          </table:table-cell>
          <table:table-cell office:value-type="float" office:value="0.000120000000000001" calcext:value-type="float">
            <text:p>0.000120000000000001</text:p>
          </table:table-cell>
          <table:table-cell office:value-type="float" office:value="0.000307500000000012" calcext:value-type="float">
            <text:p>0.000307500000000012</text:p>
          </table:table-cell>
          <table:table-cell office:value-type="float" office:value="0.000246499999999994" calcext:value-type="float">
            <text:p>0.00024649999999999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65000000000003" calcext:value-type="float">
            <text:p>-0.000165000000000003</text:p>
          </table:table-cell>
          <table:table-cell office:value-type="float" office:value="-0.000022500000000008" calcext:value-type="float">
            <text:p>-2.2500000000008E-05</text:p>
          </table:table-cell>
          <table:table-cell office:value-type="float" office:value="0.000155999999999992" calcext:value-type="float">
            <text:p>0.000155999999999992</text:p>
          </table:table-cell>
          <table:table-cell office:value-type="float" office:value="0.000720000000000002" calcext:value-type="float">
            <text:p>0.000720000000000002</text:p>
          </table:table-cell>
          <table:table-cell office:value-type="float" office:value="-0.000142499999999991" calcext:value-type="float">
            <text:p>-0.000142499999999991</text:p>
          </table:table-cell>
          <table:table-cell office:value-type="float" office:value="0.000246499999999994" calcext:value-type="float">
            <text:p>0.00024649999999999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465000000000003" calcext:value-type="float">
            <text:p>-0.000465000000000003</text:p>
          </table:table-cell>
          <table:table-cell office:value-type="float" office:value="-0.000172500000000007" calcext:value-type="float">
            <text:p>-0.000172500000000007</text:p>
          </table:table-cell>
          <table:table-cell office:value-type="float" office:value="-0.0000840000000000032" calcext:value-type="float">
            <text:p>-8.40000000000032E-05</text:p>
          </table:table-cell>
          <table:table-cell office:value-type="float" office:value="0.000420000000000002" calcext:value-type="float">
            <text:p>0.000420000000000002</text:p>
          </table:table-cell>
          <table:table-cell office:value-type="float" office:value="0.000157500000000013" calcext:value-type="float">
            <text:p>0.000157500000000013</text:p>
          </table:table-cell>
          <table:table-cell office:value-type="float" office:value="0.000726499999999994" calcext:value-type="float">
            <text:p>0.00072649999999999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465000000000003" calcext:value-type="float">
            <text:p>-0.000465000000000003</text:p>
          </table:table-cell>
          <table:table-cell office:value-type="float" office:value="-0.000022500000000008" calcext:value-type="float">
            <text:p>-2.2500000000008E-05</text:p>
          </table:table-cell>
          <table:table-cell office:value-type="float" office:value="0.000645999999999994" calcext:value-type="float">
            <text:p>0.000645999999999994</text:p>
          </table:table-cell>
          <table:table-cell office:value-type="float" office:value="-0.0000299999999999976" calcext:value-type="float">
            <text:p>-2.99999999999976E-05</text:p>
          </table:table-cell>
          <table:table-cell office:value-type="float" office:value="0.00045750000000001" calcext:value-type="float">
            <text:p>0.00045750000000001</text:p>
          </table:table-cell>
          <table:table-cell office:value-type="float" office:value="0.000966499999999996" calcext:value-type="float">
            <text:p>0.00096649999999999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15000000000003" calcext:value-type="float">
            <text:p>-0.000315000000000003</text:p>
          </table:table-cell>
          <table:table-cell office:value-type="float" office:value="-0.000472500000000011" calcext:value-type="float">
            <text:p>-0.000472500000000011</text:p>
          </table:table-cell>
          <table:table-cell office:value-type="float" office:value="0.00112599999999999" calcext:value-type="float">
            <text:p>0.00112599999999999</text:p>
          </table:table-cell>
          <table:table-cell office:value-type="float" office:value="-0.0000299999999999976" calcext:value-type="float">
            <text:p>-2.99999999999976E-05</text:p>
          </table:table-cell>
          <table:table-cell office:value-type="float" office:value="0.00000750000000000739" calcext:value-type="float">
            <text:p>7.50000000000739E-06</text:p>
          </table:table-cell>
          <table:table-cell office:value-type="float" office:value="0.000966499999999996" calcext:value-type="float">
            <text:p>0.00096649999999999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84999999999997" calcext:value-type="float">
            <text:p>0.000284999999999997</text:p>
          </table:table-cell>
          <table:table-cell office:value-type="float" office:value="-0.000022500000000008" calcext:value-type="float">
            <text:p>-2.2500000000008E-05</text:p>
          </table:table-cell>
          <table:table-cell office:value-type="float" office:value="0.000885999999999996" calcext:value-type="float">
            <text:p>0.000885999999999996</text:p>
          </table:table-cell>
          <table:table-cell office:value-type="float" office:value="-0.0000299999999999976" calcext:value-type="float">
            <text:p>-2.99999999999976E-05</text:p>
          </table:table-cell>
          <table:table-cell office:value-type="float" office:value="0.000307500000000012" calcext:value-type="float">
            <text:p>0.000307500000000012</text:p>
          </table:table-cell>
          <table:table-cell office:value-type="float" office:value="0.000726499999999994" calcext:value-type="float">
            <text:p>0.00072649999999999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15000000000003" calcext:value-type="float">
            <text:p>-0.000315000000000003</text:p>
          </table:table-cell>
          <table:table-cell office:value-type="float" office:value="-0.000322500000000005" calcext:value-type="float">
            <text:p>-0.000322500000000005</text:p>
          </table:table-cell>
          <table:table-cell office:value-type="float" office:value="0.00112599999999999" calcext:value-type="float">
            <text:p>0.00112599999999999</text:p>
          </table:table-cell>
          <table:table-cell office:value-type="float" office:value="-0.000179999999999998" calcext:value-type="float">
            <text:p>-0.000179999999999998</text:p>
          </table:table-cell>
          <table:table-cell office:value-type="float" office:value="-0.00029249999999999" calcext:value-type="float">
            <text:p>-0.00029249999999999</text:p>
          </table:table-cell>
          <table:table-cell office:value-type="float" office:value="0.000486499999999996" calcext:value-type="float">
            <text:p>0.00048649999999999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65000000000003" calcext:value-type="float">
            <text:p>-0.000165000000000003</text:p>
          </table:table-cell>
          <table:table-cell office:value-type="float" office:value="0.000277499999999989" calcext:value-type="float">
            <text:p>0.000277499999999989</text:p>
          </table:table-cell>
          <table:table-cell office:value-type="float" office:value="0.000645999999999994" calcext:value-type="float">
            <text:p>0.000645999999999994</text:p>
          </table:table-cell>
          <table:table-cell office:value-type="float" office:value="0.000570000000000002" calcext:value-type="float">
            <text:p>0.000570000000000002</text:p>
          </table:table-cell>
          <table:table-cell office:value-type="float" office:value="0.000307500000000012" calcext:value-type="float">
            <text:p>0.000307500000000012</text:p>
          </table:table-cell>
          <table:table-cell office:value-type="float" office:value="0.000726499999999994" calcext:value-type="float">
            <text:p>0.00072649999999999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615000000000002" calcext:value-type="float">
            <text:p>-0.000615000000000002</text:p>
          </table:table-cell>
          <table:table-cell office:value-type="float" office:value="-0.000022500000000008" calcext:value-type="float">
            <text:p>-2.2500000000008E-05</text:p>
          </table:table-cell>
          <table:table-cell office:value-type="float" office:value="0.000885999999999996" calcext:value-type="float">
            <text:p>0.000885999999999996</text:p>
          </table:table-cell>
          <table:table-cell office:value-type="float" office:value="0.000120000000000001" calcext:value-type="float">
            <text:p>0.000120000000000001</text:p>
          </table:table-cell>
          <table:table-cell office:value-type="float" office:value="0.000607500000000009" calcext:value-type="float">
            <text:p>0.000607500000000009</text:p>
          </table:table-cell>
          <table:table-cell office:value-type="float" office:value="0.0016965" calcext:value-type="float">
            <text:p>0.00169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465000000000003" calcext:value-type="float">
            <text:p>-0.000465000000000003</text:p>
          </table:table-cell>
          <table:table-cell office:value-type="float" office:value="-0.000322500000000005" calcext:value-type="float">
            <text:p>-0.000322500000000005</text:p>
          </table:table-cell>
          <table:table-cell office:value-type="float" office:value="0.00160599999999999" calcext:value-type="float">
            <text:p>0.00160599999999999</text:p>
          </table:table-cell>
          <table:table-cell office:value-type="float" office:value="0.000120000000000001" calcext:value-type="float">
            <text:p>0.000120000000000001</text:p>
          </table:table-cell>
          <table:table-cell office:value-type="float" office:value="0.000157500000000013" calcext:value-type="float">
            <text:p>0.000157500000000013</text:p>
          </table:table-cell>
          <table:table-cell office:value-type="float" office:value="0.00217649999999999" calcext:value-type="float">
            <text:p>0.002176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15000000000003" calcext:value-type="float">
            <text:p>-0.000315000000000003</text:p>
          </table:table-cell>
          <table:table-cell office:value-type="float" office:value="-0.000022500000000008" calcext:value-type="float">
            <text:p>-2.2500000000008E-05</text:p>
          </table:table-cell>
          <table:table-cell office:value-type="float" office:value="0.002096" calcext:value-type="float">
            <text:p>0.002096</text:p>
          </table:table-cell>
          <table:table-cell office:value-type="float" office:value="0.000420000000000002" calcext:value-type="float">
            <text:p>0.000420000000000002</text:p>
          </table:table-cell>
          <table:table-cell office:value-type="float" office:value="0.00000750000000000739" calcext:value-type="float">
            <text:p>7.50000000000739E-06</text:p>
          </table:table-cell>
          <table:table-cell office:value-type="float" office:value="0.0024165" calcext:value-type="float">
            <text:p>0.00241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915000000000003" calcext:value-type="float">
            <text:p>-0.000915000000000003</text:p>
          </table:table-cell>
          <table:table-cell office:value-type="float" office:value="0.000127499999999991" calcext:value-type="float">
            <text:p>0.000127499999999991</text:p>
          </table:table-cell>
          <table:table-cell office:value-type="float" office:value="0.00233599999999999" calcext:value-type="float">
            <text:p>0.00233599999999999</text:p>
          </table:table-cell>
          <table:table-cell office:value-type="float" office:value="0.000270000000000001" calcext:value-type="float">
            <text:p>0.000270000000000001</text:p>
          </table:table-cell>
          <table:table-cell office:value-type="float" office:value="-0.00029249999999999" calcext:value-type="float">
            <text:p>-0.00029249999999999</text:p>
          </table:table-cell>
          <table:table-cell office:value-type="float" office:value="0.0024165" calcext:value-type="float">
            <text:p>0.00241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915000000000003" calcext:value-type="float">
            <text:p>-0.000915000000000003</text:p>
          </table:table-cell>
          <table:table-cell office:value-type="float" office:value="-0.000022500000000008" calcext:value-type="float">
            <text:p>-2.2500000000008E-05</text:p>
          </table:table-cell>
          <table:table-cell office:value-type="float" office:value="0.00136599999999999" calcext:value-type="float">
            <text:p>0.00136599999999999</text:p>
          </table:table-cell>
          <table:table-cell office:value-type="float" office:value="0.000570000000000002" calcext:value-type="float">
            <text:p>0.000570000000000002</text:p>
          </table:table-cell>
          <table:table-cell office:value-type="float" office:value="0.00000750000000000739" calcext:value-type="float">
            <text:p>7.50000000000739E-06</text:p>
          </table:table-cell>
          <table:table-cell office:value-type="float" office:value="0.00217649999999999" calcext:value-type="float">
            <text:p>0.002176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615000000000002" calcext:value-type="float">
            <text:p>-0.000615000000000002</text:p>
          </table:table-cell>
          <table:table-cell office:value-type="float" office:value="-0.000022500000000008" calcext:value-type="float">
            <text:p>-2.2500000000008E-05</text:p>
          </table:table-cell>
          <table:table-cell office:value-type="float" office:value="0.00160599999999999" calcext:value-type="float">
            <text:p>0.00160599999999999</text:p>
          </table:table-cell>
          <table:table-cell office:value-type="float" office:value="0.000570000000000002" calcext:value-type="float">
            <text:p>0.000570000000000002</text:p>
          </table:table-cell>
          <table:table-cell office:value-type="float" office:value="0.000157500000000013" calcext:value-type="float">
            <text:p>0.000157500000000013</text:p>
          </table:table-cell>
          <table:table-cell office:value-type="float" office:value="0.0019365" calcext:value-type="float">
            <text:p>0.00193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615000000000002" calcext:value-type="float">
            <text:p>-0.000615000000000002</text:p>
          </table:table-cell>
          <table:table-cell office:value-type="float" office:value="0.000127499999999991" calcext:value-type="float">
            <text:p>0.000127499999999991</text:p>
          </table:table-cell>
          <table:table-cell office:value-type="float" office:value="0.00136599999999999" calcext:value-type="float">
            <text:p>0.00136599999999999</text:p>
          </table:table-cell>
          <table:table-cell office:value-type="float" office:value="0.000270000000000001" calcext:value-type="float">
            <text:p>0.000270000000000001</text:p>
          </table:table-cell>
          <table:table-cell office:value-type="float" office:value="0.00000750000000000739" calcext:value-type="float">
            <text:p>7.50000000000739E-06</text:p>
          </table:table-cell>
          <table:table-cell office:value-type="float" office:value="0.0019365" calcext:value-type="float">
            <text:p>0.00193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915000000000003" calcext:value-type="float">
            <text:p>-0.000915000000000003</text:p>
          </table:table-cell>
          <table:table-cell office:value-type="float" office:value="0.000127499999999991" calcext:value-type="float">
            <text:p>0.000127499999999991</text:p>
          </table:table-cell>
          <table:table-cell office:value-type="float" office:value="0.00136599999999999" calcext:value-type="float">
            <text:p>0.00136599999999999</text:p>
          </table:table-cell>
          <table:table-cell office:value-type="float" office:value="0.000870000000000001" calcext:value-type="float">
            <text:p>0.000870000000000001</text:p>
          </table:table-cell>
          <table:table-cell office:value-type="float" office:value="0.00045750000000001" calcext:value-type="float">
            <text:p>0.00045750000000001</text:p>
          </table:table-cell>
          <table:table-cell office:value-type="float" office:value="0.0016965" calcext:value-type="float">
            <text:p>0.00169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65000000000002" calcext:value-type="float">
            <text:p>-0.000765000000000002</text:p>
          </table:table-cell>
          <table:table-cell office:value-type="float" office:value="0.000277499999999989" calcext:value-type="float">
            <text:p>0.000277499999999989</text:p>
          </table:table-cell>
          <table:table-cell office:value-type="float" office:value="0.00160599999999999" calcext:value-type="float">
            <text:p>0.00160599999999999</text:p>
          </table:table-cell>
          <table:table-cell office:value-type="float" office:value="0.000870000000000001" calcext:value-type="float">
            <text:p>0.000870000000000001</text:p>
          </table:table-cell>
          <table:table-cell office:value-type="float" office:value="-0.000142499999999991" calcext:value-type="float">
            <text:p>-0.000142499999999991</text:p>
          </table:table-cell>
          <table:table-cell office:value-type="float" office:value="0.000486499999999996" calcext:value-type="float">
            <text:p>0.00048649999999999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915000000000003" calcext:value-type="float">
            <text:p>-0.000915000000000003</text:p>
          </table:table-cell>
          <table:table-cell office:value-type="float" office:value="-0.000022500000000008" calcext:value-type="float">
            <text:p>-2.2500000000008E-05</text:p>
          </table:table-cell>
          <table:table-cell office:value-type="float" office:value="0.00160599999999999" calcext:value-type="float">
            <text:p>0.00160599999999999</text:p>
          </table:table-cell>
          <table:table-cell office:value-type="float" office:value="0.000420000000000002" calcext:value-type="float">
            <text:p>0.000420000000000002</text:p>
          </table:table-cell>
          <table:table-cell office:value-type="float" office:value="-0.000442499999999988" calcext:value-type="float">
            <text:p>-0.000442499999999988</text:p>
          </table:table-cell>
          <table:table-cell office:value-type="float" office:value="0.00120649999999999" calcext:value-type="float">
            <text:p>0.001206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65000000000002" calcext:value-type="float">
            <text:p>-0.000765000000000002</text:p>
          </table:table-cell>
          <table:table-cell office:value-type="float" office:value="-0.000172500000000007" calcext:value-type="float">
            <text:p>-0.000172500000000007</text:p>
          </table:table-cell>
          <table:table-cell office:value-type="float" office:value="0.00136599999999999" calcext:value-type="float">
            <text:p>0.00136599999999999</text:p>
          </table:table-cell>
          <table:table-cell office:value-type="float" office:value="0.000420000000000002" calcext:value-type="float">
            <text:p>0.000420000000000002</text:p>
          </table:table-cell>
          <table:table-cell office:value-type="float" office:value="0.00000750000000000739" calcext:value-type="float">
            <text:p>7.50000000000739E-06</text:p>
          </table:table-cell>
          <table:table-cell office:value-type="float" office:value="0.000966499999999996" calcext:value-type="float">
            <text:p>0.00096649999999999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615000000000002" calcext:value-type="float">
            <text:p>-0.000615000000000002</text:p>
          </table:table-cell>
          <table:table-cell office:value-type="float" office:value="-0.000322500000000005" calcext:value-type="float">
            <text:p>-0.000322500000000005</text:p>
          </table:table-cell>
          <table:table-cell office:value-type="float" office:value="0.00136599999999999" calcext:value-type="float">
            <text:p>0.00136599999999999</text:p>
          </table:table-cell>
          <table:table-cell office:value-type="float" office:value="0.000420000000000002" calcext:value-type="float">
            <text:p>0.000420000000000002</text:p>
          </table:table-cell>
          <table:table-cell office:value-type="float" office:value="0.00000750000000000739" calcext:value-type="float">
            <text:p>7.50000000000739E-06</text:p>
          </table:table-cell>
          <table:table-cell office:value-type="float" office:value="0.000966499999999996" calcext:value-type="float">
            <text:p>0.00096649999999999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465000000000003" calcext:value-type="float">
            <text:p>-0.000465000000000003</text:p>
          </table:table-cell>
          <table:table-cell office:value-type="float" office:value="-0.000022500000000008" calcext:value-type="float">
            <text:p>-2.2500000000008E-05</text:p>
          </table:table-cell>
          <table:table-cell office:value-type="float" office:value="0.000395999999999994" calcext:value-type="float">
            <text:p>0.000395999999999994</text:p>
          </table:table-cell>
          <table:table-cell office:value-type="float" office:value="0.000870000000000001" calcext:value-type="float">
            <text:p>0.000870000000000001</text:p>
          </table:table-cell>
          <table:table-cell office:value-type="float" office:value="0.000157500000000013" calcext:value-type="float">
            <text:p>0.000157500000000013</text:p>
          </table:table-cell>
          <table:table-cell office:value-type="float" office:value="0.000726499999999994" calcext:value-type="float">
            <text:p>0.00072649999999999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15000000000003" calcext:value-type="float">
            <text:p>-0.000315000000000003</text:p>
          </table:table-cell>
          <table:table-cell office:value-type="float" office:value="-0.000022500000000008" calcext:value-type="float">
            <text:p>-2.2500000000008E-05</text:p>
          </table:table-cell>
          <table:table-cell office:value-type="float" office:value="0.000645999999999994" calcext:value-type="float">
            <text:p>0.000645999999999994</text:p>
          </table:table-cell>
          <table:table-cell office:value-type="float" office:value="0.000420000000000002" calcext:value-type="float">
            <text:p>0.000420000000000002</text:p>
          </table:table-cell>
          <table:table-cell office:value-type="float" office:value="-0.000142499999999991" calcext:value-type="float">
            <text:p>-0.000142499999999991</text:p>
          </table:table-cell>
          <table:table-cell office:value-type="float" office:value="0.000726499999999994" calcext:value-type="float">
            <text:p>0.00072649999999999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615000000000002" calcext:value-type="float">
            <text:p>-0.000615000000000002</text:p>
          </table:table-cell>
          <table:table-cell office:value-type="float" office:value="-0.000022500000000008" calcext:value-type="float">
            <text:p>-2.2500000000008E-05</text:p>
          </table:table-cell>
          <table:table-cell office:value-type="float" office:value="0.000645999999999994" calcext:value-type="float">
            <text:p>0.000645999999999994</text:p>
          </table:table-cell>
          <table:table-cell office:value-type="float" office:value="0.000570000000000002" calcext:value-type="float">
            <text:p>0.000570000000000002</text:p>
          </table:table-cell>
          <table:table-cell office:value-type="float" office:value="0.00045750000000001" calcext:value-type="float">
            <text:p>0.00045750000000001</text:p>
          </table:table-cell>
          <table:table-cell office:value-type="float" office:value="0.0016965" calcext:value-type="float">
            <text:p>0.00169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65000000000002" calcext:value-type="float">
            <text:p>-0.000765000000000002</text:p>
          </table:table-cell>
          <table:table-cell office:value-type="float" office:value="-0.000022500000000008" calcext:value-type="float">
            <text:p>-2.2500000000008E-05</text:p>
          </table:table-cell>
          <table:table-cell office:value-type="float" office:value="0.000885999999999996" calcext:value-type="float">
            <text:p>0.000885999999999996</text:p>
          </table:table-cell>
          <table:table-cell office:value-type="float" office:value="0.000270000000000001" calcext:value-type="float">
            <text:p>0.000270000000000001</text:p>
          </table:table-cell>
          <table:table-cell office:value-type="float" office:value="0.00000750000000000739" calcext:value-type="float">
            <text:p>7.50000000000739E-06</text:p>
          </table:table-cell>
          <table:table-cell office:value-type="float" office:value="0.000486499999999996" calcext:value-type="float">
            <text:p>0.00048649999999999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65000000000002" calcext:value-type="float">
            <text:p>-0.000765000000000002</text:p>
          </table:table-cell>
          <table:table-cell office:value-type="float" office:value="-0.000322500000000005" calcext:value-type="float">
            <text:p>-0.000322500000000005</text:p>
          </table:table-cell>
          <table:table-cell office:value-type="float" office:value="0.00112599999999999" calcext:value-type="float">
            <text:p>0.00112599999999999</text:p>
          </table:table-cell>
          <table:table-cell office:value-type="float" office:value="0.000120000000000001" calcext:value-type="float">
            <text:p>0.000120000000000001</text:p>
          </table:table-cell>
          <table:table-cell office:value-type="float" office:value="0.000157500000000013" calcext:value-type="float">
            <text:p>0.000157500000000013</text:p>
          </table:table-cell>
          <table:table-cell office:value-type="float" office:value="0.000246499999999994" calcext:value-type="float">
            <text:p>0.00024649999999999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15000000000003" calcext:value-type="float">
            <text:p>-0.000315000000000003</text:p>
          </table:table-cell>
          <table:table-cell office:value-type="float" office:value="-0.000472500000000011" calcext:value-type="float">
            <text:p>-0.000472500000000011</text:p>
          </table:table-cell>
          <table:table-cell office:value-type="float" office:value="-0.000324000000000005" calcext:value-type="float">
            <text:p>-0.000324000000000005</text:p>
          </table:table-cell>
          <table:table-cell office:value-type="float" office:value="0.000570000000000002" calcext:value-type="float">
            <text:p>0.000570000000000002</text:p>
          </table:table-cell>
          <table:table-cell office:value-type="float" office:value="0.00000750000000000739" calcext:value-type="float">
            <text:p>7.50000000000739E-06</text:p>
          </table:table-cell>
          <table:table-cell office:value-type="float" office:value="-0.0000035000000000025" calcext:value-type="float">
            <text:p>-3.5000000000025E-0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465000000000003" calcext:value-type="float">
            <text:p>-0.000465000000000003</text:p>
          </table:table-cell>
          <table:table-cell office:value-type="float" office:value="-0.000172500000000007" calcext:value-type="float">
            <text:p>-0.000172500000000007</text:p>
          </table:table-cell>
          <table:table-cell office:value-type="float" office:value="-0.0000840000000000032" calcext:value-type="float">
            <text:p>-8.40000000000032E-05</text:p>
          </table:table-cell>
          <table:table-cell office:value-type="float" office:value="-0.0000299999999999976" calcext:value-type="float">
            <text:p>-2.99999999999976E-05</text:p>
          </table:table-cell>
          <table:table-cell office:value-type="float" office:value="0.00000750000000000739" calcext:value-type="float">
            <text:p>7.50000000000739E-06</text:p>
          </table:table-cell>
          <table:table-cell office:value-type="float" office:value="0.000726499999999994" calcext:value-type="float">
            <text:p>0.00072649999999999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615000000000002" calcext:value-type="float">
            <text:p>-0.000615000000000002</text:p>
          </table:table-cell>
          <table:table-cell office:value-type="float" office:value="-0.000022500000000008" calcext:value-type="float">
            <text:p>-2.2500000000008E-05</text:p>
          </table:table-cell>
          <table:table-cell office:value-type="float" office:value="0.000155999999999992" calcext:value-type="float">
            <text:p>0.000155999999999992</text:p>
          </table:table-cell>
          <table:table-cell office:value-type="float" office:value="-0.0000299999999999976" calcext:value-type="float">
            <text:p>-2.99999999999976E-05</text:p>
          </table:table-cell>
          <table:table-cell office:value-type="float" office:value="0.00000750000000000739" calcext:value-type="float">
            <text:p>7.50000000000739E-06</text:p>
          </table:table-cell>
          <table:table-cell office:value-type="float" office:value="0.000486499999999996" calcext:value-type="float">
            <text:p>0.00048649999999999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615000000000002" calcext:value-type="float">
            <text:p>-0.000615000000000002</text:p>
          </table:table-cell>
          <table:table-cell office:value-type="float" office:value="-0.000022500000000008" calcext:value-type="float">
            <text:p>-2.2500000000008E-05</text:p>
          </table:table-cell>
          <table:table-cell office:value-type="float" office:value="0.000155999999999992" calcext:value-type="float">
            <text:p>0.000155999999999992</text:p>
          </table:table-cell>
          <table:table-cell office:value-type="float" office:value="0.000120000000000001" calcext:value-type="float">
            <text:p>0.000120000000000001</text:p>
          </table:table-cell>
          <table:table-cell office:value-type="float" office:value="-0.000442499999999988" calcext:value-type="float">
            <text:p>-0.000442499999999988</text:p>
          </table:table-cell>
          <table:table-cell office:value-type="float" office:value="0.000246499999999994" calcext:value-type="float">
            <text:p>0.00024649999999999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465000000000003" calcext:value-type="float">
            <text:p>-0.000465000000000003</text:p>
          </table:table-cell>
          <table:table-cell office:value-type="float" office:value="-0.000172500000000007" calcext:value-type="float">
            <text:p>-0.000172500000000007</text:p>
          </table:table-cell>
          <table:table-cell office:value-type="float" office:value="0.000645999999999994" calcext:value-type="float">
            <text:p>0.000645999999999994</text:p>
          </table:table-cell>
          <table:table-cell office:value-type="float" office:value="0.000270000000000001" calcext:value-type="float">
            <text:p>0.000270000000000001</text:p>
          </table:table-cell>
          <table:table-cell office:value-type="float" office:value="-0.00029249999999999" calcext:value-type="float">
            <text:p>-0.00029249999999999</text:p>
          </table:table-cell>
          <table:table-cell office:value-type="float" office:value="0.000246499999999994" calcext:value-type="float">
            <text:p>0.00024649999999999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150000000000023" calcext:value-type="float">
            <text:p>-1.50000000000023E-05</text:p>
          </table:table-cell>
          <table:table-cell office:value-type="float" office:value="0.000127499999999991" calcext:value-type="float">
            <text:p>0.000127499999999991</text:p>
          </table:table-cell>
          <table:table-cell office:value-type="float" office:value="0.000155999999999992" calcext:value-type="float">
            <text:p>0.000155999999999992</text:p>
          </table:table-cell>
          <table:table-cell office:value-type="float" office:value="-0.000179999999999998" calcext:value-type="float">
            <text:p>-0.000179999999999998</text:p>
          </table:table-cell>
          <table:table-cell office:value-type="float" office:value="0.000307500000000012" calcext:value-type="float">
            <text:p>0.000307500000000012</text:p>
          </table:table-cell>
          <table:table-cell office:value-type="float" office:value="0.000726499999999994" calcext:value-type="float">
            <text:p>0.00072649999999999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34999999999998" calcext:value-type="float">
            <text:p>0.000134999999999998</text:p>
          </table:table-cell>
          <table:table-cell office:value-type="float" office:value="0.000277499999999989" calcext:value-type="float">
            <text:p>0.000277499999999989</text:p>
          </table:table-cell>
          <table:table-cell office:value-type="float" office:value="0.000885999999999996" calcext:value-type="float">
            <text:p>0.000885999999999996</text:p>
          </table:table-cell>
          <table:table-cell office:value-type="float" office:value="0.000120000000000001" calcext:value-type="float">
            <text:p>0.000120000000000001</text:p>
          </table:table-cell>
          <table:table-cell office:value-type="float" office:value="0.00000750000000000739" calcext:value-type="float">
            <text:p>7.50000000000739E-06</text:p>
          </table:table-cell>
          <table:table-cell office:value-type="float" office:value="0.000486499999999996" calcext:value-type="float">
            <text:p>0.00048649999999999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34999999999998" calcext:value-type="float">
            <text:p>0.000134999999999998</text:p>
          </table:table-cell>
          <table:table-cell office:value-type="float" office:value="0.000427499999999995" calcext:value-type="float">
            <text:p>0.000427499999999995</text:p>
          </table:table-cell>
          <table:table-cell office:value-type="float" office:value="-0.0000840000000000032" calcext:value-type="float">
            <text:p>-8.40000000000032E-05</text:p>
          </table:table-cell>
          <table:table-cell office:value-type="float" office:value="-0.000479999999999999" calcext:value-type="float">
            <text:p>-0.000479999999999999</text:p>
          </table:table-cell>
          <table:table-cell office:value-type="float" office:value="-0.000142499999999991" calcext:value-type="float">
            <text:p>-0.000142499999999991</text:p>
          </table:table-cell>
          <table:table-cell office:value-type="float" office:value="0.000486499999999996" calcext:value-type="float">
            <text:p>0.00048649999999999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84999999999997" calcext:value-type="float">
            <text:p>0.000284999999999997</text:p>
          </table:table-cell>
          <table:table-cell office:value-type="float" office:value="0.00162749999999999" calcext:value-type="float">
            <text:p>0.00162749999999999</text:p>
          </table:table-cell>
          <table:table-cell office:value-type="float" office:value="-0.000814000000000007" calcext:value-type="float">
            <text:p>-0.000814000000000007</text:p>
          </table:table-cell>
          <table:table-cell office:value-type="float" office:value="-0.01533" calcext:value-type="float">
            <text:p>-0.01533</text:p>
          </table:table-cell>
          <table:table-cell office:value-type="float" office:value="-0.00389249999999999" calcext:value-type="float">
            <text:p>-0.00389249999999999</text:p>
          </table:table-cell>
          <table:table-cell office:value-type="float" office:value="0.0365465" calcext:value-type="float">
            <text:p>0.03654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385115" calcext:value-type="float">
            <text:p>-1.385115</text:p>
          </table:table-cell>
          <table:table-cell office:value-type="float" office:value="-4.5384225" calcext:value-type="float">
            <text:p>-4.5384225</text:p>
          </table:table-cell>
          <table:table-cell office:value-type="float" office:value="-5.803484" calcext:value-type="float">
            <text:p>-5.803484</text:p>
          </table:table-cell>
          <table:table-cell office:value-type="float" office:value="-0.01473" calcext:value-type="float">
            <text:p>-0.01473</text:p>
          </table:table-cell>
          <table:table-cell office:value-type="float" office:value="-0.00419249999999999" calcext:value-type="float">
            <text:p>-0.00419249999999999</text:p>
          </table:table-cell>
          <table:table-cell office:value-type="float" office:value="0.0462265" calcext:value-type="float">
            <text:p>0.04622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31365" calcext:value-type="float">
            <text:p>-0.331365</text:p>
          </table:table-cell>
          <table:table-cell office:value-type="float" office:value="1.2322275" calcext:value-type="float">
            <text:p>1.2322275</text:p>
          </table:table-cell>
          <table:table-cell office:value-type="float" office:value="-5.871484" calcext:value-type="float">
            <text:p>-5.871484</text:p>
          </table:table-cell>
          <table:table-cell office:value-type="float" office:value="-0.01338" calcext:value-type="float">
            <text:p>-0.01338</text:p>
          </table:table-cell>
          <table:table-cell office:value-type="float" office:value="-0.00554249999999999" calcext:value-type="float">
            <text:p>-0.00554249999999999</text:p>
          </table:table-cell>
          <table:table-cell office:value-type="float" office:value="0.0469465" calcext:value-type="float">
            <text:p>0.04694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02615" calcext:value-type="float">
            <text:p>-0.702615</text:p>
          </table:table-cell>
          <table:table-cell office:value-type="float" office:value="3.6112275" calcext:value-type="float">
            <text:p>3.6112275</text:p>
          </table:table-cell>
          <table:table-cell office:value-type="float" office:value="-5.885524" calcext:value-type="float">
            <text:p>-5.885524</text:p>
          </table:table-cell>
          <table:table-cell office:value-type="float" office:value="-0.01353" calcext:value-type="float">
            <text:p>-0.01353</text:p>
          </table:table-cell>
          <table:table-cell office:value-type="float" office:value="-0.00299249999999999" calcext:value-type="float">
            <text:p>-0.00299249999999999</text:p>
          </table:table-cell>
          <table:table-cell office:value-type="float" office:value="0.0467065" calcext:value-type="float">
            <text:p>0.04670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36715" calcext:value-type="float">
            <text:p>-0.536715</text:p>
          </table:table-cell>
          <table:table-cell office:value-type="float" office:value="1.9771275" calcext:value-type="float">
            <text:p>1.9771275</text:p>
          </table:table-cell>
          <table:table-cell office:value-type="float" office:value="-5.870524" calcext:value-type="float">
            <text:p>-5.870524</text:p>
          </table:table-cell>
          <table:table-cell office:value-type="float" office:value="-0.01338" calcext:value-type="float">
            <text:p>-0.01338</text:p>
          </table:table-cell>
          <table:table-cell office:value-type="float" office:value="-0.00344249999999999" calcext:value-type="float">
            <text:p>-0.00344249999999999</text:p>
          </table:table-cell>
          <table:table-cell office:value-type="float" office:value="0.0464665" calcext:value-type="float">
            <text:p>0.04646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15965" calcext:value-type="float">
            <text:p>-0.715965</text:p>
          </table:table-cell>
          <table:table-cell office:value-type="float" office:value="0.2567775" calcext:value-type="float">
            <text:p>0.2567775</text:p>
          </table:table-cell>
          <table:table-cell office:value-type="float" office:value="-5.879234" calcext:value-type="float">
            <text:p>-5.879234</text:p>
          </table:table-cell>
          <table:table-cell office:value-type="float" office:value="-0.01353" calcext:value-type="float">
            <text:p>-0.01353</text:p>
          </table:table-cell>
          <table:table-cell office:value-type="float" office:value="-0.00254249999999999" calcext:value-type="float">
            <text:p>-0.00254249999999999</text:p>
          </table:table-cell>
          <table:table-cell office:value-type="float" office:value="0.0459765" calcext:value-type="float">
            <text:p>0.04597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19615" calcext:value-type="float">
            <text:p>-1.119615</text:p>
          </table:table-cell>
          <table:table-cell office:value-type="float" office:value="-1.0884225" calcext:value-type="float">
            <text:p>-1.0884225</text:p>
          </table:table-cell>
          <table:table-cell office:value-type="float" office:value="-5.871484" calcext:value-type="float">
            <text:p>-5.871484</text:p>
          </table:table-cell>
          <table:table-cell office:value-type="float" office:value="-0.01368" calcext:value-type="float">
            <text:p>-0.01368</text:p>
          </table:table-cell>
          <table:table-cell office:value-type="float" office:value="-0.00254249999999999" calcext:value-type="float">
            <text:p>-0.00254249999999999</text:p>
          </table:table-cell>
          <table:table-cell office:value-type="float" office:value="0.0467065" calcext:value-type="float">
            <text:p>0.04670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25465" calcext:value-type="float">
            <text:p>-1.125465</text:p>
          </table:table-cell>
          <table:table-cell office:value-type="float" office:value="-1.2280725" calcext:value-type="float">
            <text:p>-1.2280725</text:p>
          </table:table-cell>
          <table:table-cell office:value-type="float" office:value="-5.879954" calcext:value-type="float">
            <text:p>-5.879954</text:p>
          </table:table-cell>
          <table:table-cell office:value-type="float" office:value="-0.01353" calcext:value-type="float">
            <text:p>-0.01353</text:p>
          </table:table-cell>
          <table:table-cell office:value-type="float" office:value="-0.00329249999999999" calcext:value-type="float">
            <text:p>-0.00329249999999999</text:p>
          </table:table-cell>
          <table:table-cell office:value-type="float" office:value="0.0464665" calcext:value-type="float">
            <text:p>0.04646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36615" calcext:value-type="float">
            <text:p>-1.236615</text:p>
          </table:table-cell>
          <table:table-cell office:value-type="float" office:value="-2.2321725" calcext:value-type="float">
            <text:p>-2.2321725</text:p>
          </table:table-cell>
          <table:table-cell office:value-type="float" office:value="-5.879714" calcext:value-type="float">
            <text:p>-5.879714</text:p>
          </table:table-cell>
          <table:table-cell office:value-type="float" office:value="-0.01323" calcext:value-type="float">
            <text:p>-0.01323</text:p>
          </table:table-cell>
          <table:table-cell office:value-type="float" office:value="-0.00284249999999999" calcext:value-type="float">
            <text:p>-0.00284249999999999</text:p>
          </table:table-cell>
          <table:table-cell office:value-type="float" office:value="0.0459765" calcext:value-type="float">
            <text:p>0.04597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87765" calcext:value-type="float">
            <text:p>-1.287765</text:p>
          </table:table-cell>
          <table:table-cell office:value-type="float" office:value="-3.2746725" calcext:value-type="float">
            <text:p>-3.2746725</text:p>
          </table:table-cell>
          <table:table-cell office:value-type="float" office:value="-5.887464" calcext:value-type="float">
            <text:p>-5.887464</text:p>
          </table:table-cell>
          <table:table-cell office:value-type="float" office:value="-0.01338" calcext:value-type="float">
            <text:p>-0.01338</text:p>
          </table:table-cell>
          <table:table-cell office:value-type="float" office:value="-0.00254249999999999" calcext:value-type="float">
            <text:p>-0.00254249999999999</text:p>
          </table:table-cell>
          <table:table-cell office:value-type="float" office:value="0.0474365" calcext:value-type="float">
            <text:p>0.04743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374765" calcext:value-type="float">
            <text:p>-1.374765</text:p>
          </table:table-cell>
          <table:table-cell office:value-type="float" office:value="-3.3214725" calcext:value-type="float">
            <text:p>-3.3214725</text:p>
          </table:table-cell>
          <table:table-cell office:value-type="float" office:value="-5.865924" calcext:value-type="float">
            <text:p>-5.865924</text:p>
          </table:table-cell>
          <table:table-cell office:value-type="float" office:value="-0.01353" calcext:value-type="float">
            <text:p>-0.01353</text:p>
          </table:table-cell>
          <table:table-cell office:value-type="float" office:value="-0.00284249999999999" calcext:value-type="float">
            <text:p>-0.00284249999999999</text:p>
          </table:table-cell>
          <table:table-cell office:value-type="float" office:value="0.0474365" calcext:value-type="float">
            <text:p>0.04743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4535" calcext:value-type="float">
            <text:p>0.464535</text:p>
          </table:table-cell>
          <table:table-cell office:value-type="float" office:value="-0.4147725" calcext:value-type="float">
            <text:p>-0.4147725</text:p>
          </table:table-cell>
          <table:table-cell office:value-type="float" office:value="-5.875844" calcext:value-type="float">
            <text:p>-5.875844</text:p>
          </table:table-cell>
          <table:table-cell office:value-type="float" office:value="-0.01218" calcext:value-type="float">
            <text:p>-0.01218</text:p>
          </table:table-cell>
          <table:table-cell office:value-type="float" office:value="-0.00359249999999999" calcext:value-type="float">
            <text:p>-0.00359249999999999</text:p>
          </table:table-cell>
          <table:table-cell office:value-type="float" office:value="0.0476765" calcext:value-type="float">
            <text:p>0.04767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7585" calcext:value-type="float">
            <text:p>0.867585</text:p>
          </table:table-cell>
          <table:table-cell office:value-type="float" office:value="0.5881275" calcext:value-type="float">
            <text:p>0.5881275</text:p>
          </table:table-cell>
          <table:table-cell office:value-type="float" office:value="-5.892304" calcext:value-type="float">
            <text:p>-5.892304</text:p>
          </table:table-cell>
          <table:table-cell office:value-type="float" office:value="-0.01203" calcext:value-type="float">
            <text:p>-0.01203</text:p>
          </table:table-cell>
          <table:table-cell office:value-type="float" office:value="-0.00344249999999999" calcext:value-type="float">
            <text:p>-0.00344249999999999</text:p>
          </table:table-cell>
          <table:table-cell office:value-type="float" office:value="0.0469465" calcext:value-type="float">
            <text:p>0.04694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2985" calcext:value-type="float">
            <text:p>0.452985</text:p>
          </table:table-cell>
          <table:table-cell office:value-type="float" office:value="-0.6522225" calcext:value-type="float">
            <text:p>-0.6522225</text:p>
          </table:table-cell>
          <table:table-cell office:value-type="float" office:value="-5.885284" calcext:value-type="float">
            <text:p>-5.885284</text:p>
          </table:table-cell>
          <table:table-cell office:value-type="float" office:value="-0.01188" calcext:value-type="float">
            <text:p>-0.01188</text:p>
          </table:table-cell>
          <table:table-cell office:value-type="float" office:value="-0.00329249999999999" calcext:value-type="float">
            <text:p>-0.00329249999999999</text:p>
          </table:table-cell>
          <table:table-cell office:value-type="float" office:value="0.0469465" calcext:value-type="float">
            <text:p>0.04694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6735" calcext:value-type="float">
            <text:p>0.246735</text:p>
          </table:table-cell>
          <table:table-cell office:value-type="float" office:value="-0.9807225" calcext:value-type="float">
            <text:p>-0.9807225</text:p>
          </table:table-cell>
          <table:table-cell office:value-type="float" office:value="-5.882624" calcext:value-type="float">
            <text:p>-5.882624</text:p>
          </table:table-cell>
          <table:table-cell office:value-type="float" office:value="-0.01218" calcext:value-type="float">
            <text:p>-0.01218</text:p>
          </table:table-cell>
          <table:table-cell office:value-type="float" office:value="-0.00314249999999999" calcext:value-type="float">
            <text:p>-0.00314249999999999</text:p>
          </table:table-cell>
          <table:table-cell office:value-type="float" office:value="0.0479165" calcext:value-type="float">
            <text:p>0.04791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5785" calcext:value-type="float">
            <text:p>0.385785</text:p>
          </table:table-cell>
          <table:table-cell office:value-type="float" office:value="-1.3728225" calcext:value-type="float">
            <text:p>-1.3728225</text:p>
          </table:table-cell>
          <table:table-cell office:value-type="float" office:value="-5.878994" calcext:value-type="float">
            <text:p>-5.878994</text:p>
          </table:table-cell>
          <table:table-cell office:value-type="float" office:value="-0.01263" calcext:value-type="float">
            <text:p>-0.01263</text:p>
          </table:table-cell>
          <table:table-cell office:value-type="float" office:value="-0.00299249999999999" calcext:value-type="float">
            <text:p>-0.00299249999999999</text:p>
          </table:table-cell>
          <table:table-cell office:value-type="float" office:value="0.0476765" calcext:value-type="float">
            <text:p>0.04767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7985" calcext:value-type="float">
            <text:p>0.497985</text:p>
          </table:table-cell>
          <table:table-cell office:value-type="float" office:value="-1.5501225" calcext:value-type="float">
            <text:p>-1.5501225</text:p>
          </table:table-cell>
          <table:table-cell office:value-type="float" office:value="-5.889884" calcext:value-type="float">
            <text:p>-5.889884</text:p>
          </table:table-cell>
          <table:table-cell office:value-type="float" office:value="-0.01203" calcext:value-type="float">
            <text:p>-0.01203</text:p>
          </table:table-cell>
          <table:table-cell office:value-type="float" office:value="-0.00344249999999999" calcext:value-type="float">
            <text:p>-0.00344249999999999</text:p>
          </table:table-cell>
          <table:table-cell office:value-type="float" office:value="0.0471865" calcext:value-type="float">
            <text:p>0.04718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335" calcext:value-type="float">
            <text:p>0.994335</text:p>
          </table:table-cell>
          <table:table-cell office:value-type="float" office:value="-1.0579725" calcext:value-type="float">
            <text:p>-1.0579725</text:p>
          </table:table-cell>
          <table:table-cell office:value-type="float" office:value="-5.898834" calcext:value-type="float">
            <text:p>-5.898834</text:p>
          </table:table-cell>
          <table:table-cell office:value-type="float" office:value="-0.01278" calcext:value-type="float">
            <text:p>-0.01278</text:p>
          </table:table-cell>
          <table:table-cell office:value-type="float" office:value="-0.00359249999999999" calcext:value-type="float">
            <text:p>-0.00359249999999999</text:p>
          </table:table-cell>
          <table:table-cell office:value-type="float" office:value="0.0469465" calcext:value-type="float">
            <text:p>0.04694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0885" calcext:value-type="float">
            <text:p>1.110885</text:p>
          </table:table-cell>
          <table:table-cell office:value-type="float" office:value="-1.1814225" calcext:value-type="float">
            <text:p>-1.1814225</text:p>
          </table:table-cell>
          <table:table-cell office:value-type="float" office:value="-5.878504" calcext:value-type="float">
            <text:p>-5.878504</text:p>
          </table:table-cell>
          <table:table-cell office:value-type="float" office:value="-0.01248" calcext:value-type="float">
            <text:p>-0.01248</text:p>
          </table:table-cell>
          <table:table-cell office:value-type="float" office:value="-0.00359249999999999" calcext:value-type="float">
            <text:p>-0.00359249999999999</text:p>
          </table:table-cell>
          <table:table-cell office:value-type="float" office:value="0.0469465" calcext:value-type="float">
            <text:p>0.04694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7035" calcext:value-type="float">
            <text:p>1.057035</text:p>
          </table:table-cell>
          <table:table-cell office:value-type="float" office:value="-1.7622225" calcext:value-type="float">
            <text:p>-1.7622225</text:p>
          </table:table-cell>
          <table:table-cell office:value-type="float" office:value="-5.880204" calcext:value-type="float">
            <text:p>-5.880204</text:p>
          </table:table-cell>
          <table:table-cell office:value-type="float" office:value="-0.01218" calcext:value-type="float">
            <text:p>-0.01218</text:p>
          </table:table-cell>
          <table:table-cell office:value-type="float" office:value="-0.00359249999999999" calcext:value-type="float">
            <text:p>-0.00359249999999999</text:p>
          </table:table-cell>
          <table:table-cell office:value-type="float" office:value="0.0467065" calcext:value-type="float">
            <text:p>0.04670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1535" calcext:value-type="float">
            <text:p>1.001535</text:p>
          </table:table-cell>
          <table:table-cell office:value-type="float" office:value="-2.1097725" calcext:value-type="float">
            <text:p>-2.1097725</text:p>
          </table:table-cell>
          <table:table-cell office:value-type="float" office:value="-5.895444" calcext:value-type="float">
            <text:p>-5.895444</text:p>
          </table:table-cell>
          <table:table-cell office:value-type="float" office:value="-0.01233" calcext:value-type="float">
            <text:p>-0.01233</text:p>
          </table:table-cell>
          <table:table-cell office:value-type="float" office:value="-0.00374249999999999" calcext:value-type="float">
            <text:p>-0.00374249999999999</text:p>
          </table:table-cell>
          <table:table-cell office:value-type="float" office:value="0.0469465" calcext:value-type="float">
            <text:p>0.04694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0385" calcext:value-type="float">
            <text:p>0.650385</text:p>
          </table:table-cell>
          <table:table-cell office:value-type="float" office:value="-1.9737225" calcext:value-type="float">
            <text:p>-1.9737225</text:p>
          </table:table-cell>
          <table:table-cell office:value-type="float" office:value="-5.874154" calcext:value-type="float">
            <text:p>-5.874154</text:p>
          </table:table-cell>
          <table:table-cell office:value-type="float" office:value="-0.01263" calcext:value-type="float">
            <text:p>-0.01263</text:p>
          </table:table-cell>
          <table:table-cell office:value-type="float" office:value="-0.00389249999999999" calcext:value-type="float">
            <text:p>-0.00389249999999999</text:p>
          </table:table-cell>
          <table:table-cell office:value-type="float" office:value="0.0474365" calcext:value-type="float">
            <text:p>0.04743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0335" calcext:value-type="float">
            <text:p>0.790335</text:p>
          </table:table-cell>
          <table:table-cell office:value-type="float" office:value="-1.8768225" calcext:value-type="float">
            <text:p>-1.8768225</text:p>
          </table:table-cell>
          <table:table-cell office:value-type="float" office:value="-5.886004" calcext:value-type="float">
            <text:p>-5.886004</text:p>
          </table:table-cell>
          <table:table-cell office:value-type="float" office:value="-0.01293" calcext:value-type="float">
            <text:p>-0.01293</text:p>
          </table:table-cell>
          <table:table-cell office:value-type="float" office:value="-0.00359249999999999" calcext:value-type="float">
            <text:p>-0.00359249999999999</text:p>
          </table:table-cell>
          <table:table-cell office:value-type="float" office:value="0.0471865" calcext:value-type="float">
            <text:p>0.04718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7885" calcext:value-type="float">
            <text:p>0.447885</text:p>
          </table:table-cell>
          <table:table-cell office:value-type="float" office:value="-2.1828225" calcext:value-type="float">
            <text:p>-2.1828225</text:p>
          </table:table-cell>
          <table:table-cell office:value-type="float" office:value="-5.885284" calcext:value-type="float">
            <text:p>-5.885284</text:p>
          </table:table-cell>
          <table:table-cell office:value-type="float" office:value="-0.01248" calcext:value-type="float">
            <text:p>-0.01248</text:p>
          </table:table-cell>
          <table:table-cell office:value-type="float" office:value="-0.00314249999999999" calcext:value-type="float">
            <text:p>-0.00314249999999999</text:p>
          </table:table-cell>
          <table:table-cell office:value-type="float" office:value="0.0471865" calcext:value-type="float">
            <text:p>0.04718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2385" calcext:value-type="float">
            <text:p>0.932385</text:p>
          </table:table-cell>
          <table:table-cell office:value-type="float" office:value="-2.3554725" calcext:value-type="float">
            <text:p>-2.3554725</text:p>
          </table:table-cell>
          <table:table-cell office:value-type="float" office:value="-5.898354" calcext:value-type="float">
            <text:p>-5.898354</text:p>
          </table:table-cell>
          <table:table-cell office:value-type="float" office:value="-0.01248" calcext:value-type="float">
            <text:p>-0.01248</text:p>
          </table:table-cell>
          <table:table-cell office:value-type="float" office:value="-0.00314249999999999" calcext:value-type="float">
            <text:p>-0.00314249999999999</text:p>
          </table:table-cell>
          <table:table-cell office:value-type="float" office:value="0.0474365" calcext:value-type="float">
            <text:p>0.04743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6535" calcext:value-type="float">
            <text:p>1.106535</text:p>
          </table:table-cell>
          <table:table-cell office:value-type="float" office:value="-2.1111225" calcext:value-type="float">
            <text:p>-2.1111225</text:p>
          </table:table-cell>
          <table:table-cell office:value-type="float" office:value="-5.880444" calcext:value-type="float">
            <text:p>-5.880444</text:p>
          </table:table-cell>
          <table:table-cell office:value-type="float" office:value="-0.01233" calcext:value-type="float">
            <text:p>-0.01233</text:p>
          </table:table-cell>
          <table:table-cell office:value-type="float" office:value="-0.00329249999999999" calcext:value-type="float">
            <text:p>-0.00329249999999999</text:p>
          </table:table-cell>
          <table:table-cell office:value-type="float" office:value="0.0474365" calcext:value-type="float">
            <text:p>0.04743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1735" calcext:value-type="float">
            <text:p>1.041735</text:p>
          </table:table-cell>
          <table:table-cell office:value-type="float" office:value="-2.1561225" calcext:value-type="float">
            <text:p>-2.1561225</text:p>
          </table:table-cell>
          <table:table-cell office:value-type="float" office:value="-5.890604" calcext:value-type="float">
            <text:p>-5.890604</text:p>
          </table:table-cell>
          <table:table-cell office:value-type="float" office:value="-0.01218" calcext:value-type="float">
            <text:p>-0.01218</text:p>
          </table:table-cell>
          <table:table-cell office:value-type="float" office:value="-0.00329249999999999" calcext:value-type="float">
            <text:p>-0.00329249999999999</text:p>
          </table:table-cell>
          <table:table-cell office:value-type="float" office:value="0.0471865" calcext:value-type="float">
            <text:p>0.04718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685" calcext:value-type="float">
            <text:p>0.875685</text:p>
          </table:table-cell>
          <table:table-cell office:value-type="float" office:value="-3.1926225" calcext:value-type="float">
            <text:p>-3.1926225</text:p>
          </table:table-cell>
          <table:table-cell office:value-type="float" office:value="-5.880444" calcext:value-type="float">
            <text:p>-5.880444</text:p>
          </table:table-cell>
          <table:table-cell office:value-type="float" office:value="-0.01218" calcext:value-type="float">
            <text:p>-0.01218</text:p>
          </table:table-cell>
          <table:table-cell office:value-type="float" office:value="-0.00329249999999999" calcext:value-type="float">
            <text:p>-0.00329249999999999</text:p>
          </table:table-cell>
          <table:table-cell office:value-type="float" office:value="0.0476765" calcext:value-type="float">
            <text:p>0.04767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6635" calcext:value-type="float">
            <text:p>0.796635</text:p>
          </table:table-cell>
          <table:table-cell office:value-type="float" office:value="-3.0138225" calcext:value-type="float">
            <text:p>-3.0138225</text:p>
          </table:table-cell>
          <table:table-cell office:value-type="float" office:value="-5.889884" calcext:value-type="float">
            <text:p>-5.889884</text:p>
          </table:table-cell>
          <table:table-cell office:value-type="float" office:value="-0.01278" calcext:value-type="float">
            <text:p>-0.01278</text:p>
          </table:table-cell>
          <table:table-cell office:value-type="float" office:value="-0.00344249999999999" calcext:value-type="float">
            <text:p>-0.00344249999999999</text:p>
          </table:table-cell>
          <table:table-cell office:value-type="float" office:value="0.0483965" calcext:value-type="float">
            <text:p>0.04839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1135" calcext:value-type="float">
            <text:p>0.651135</text:p>
          </table:table-cell>
          <table:table-cell office:value-type="float" office:value="-2.8393725" calcext:value-type="float">
            <text:p>-2.8393725</text:p>
          </table:table-cell>
          <table:table-cell office:value-type="float" office:value="-5.889394" calcext:value-type="float">
            <text:p>-5.889394</text:p>
          </table:table-cell>
          <table:table-cell office:value-type="float" office:value="-0.01278" calcext:value-type="float">
            <text:p>-0.01278</text:p>
          </table:table-cell>
          <table:table-cell office:value-type="float" office:value="-0.00269249999999999" calcext:value-type="float">
            <text:p>-0.00269249999999999</text:p>
          </table:table-cell>
          <table:table-cell office:value-type="float" office:value="0.0479165" calcext:value-type="float">
            <text:p>0.04791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7635" calcext:value-type="float">
            <text:p>0.727635</text:p>
          </table:table-cell>
          <table:table-cell office:value-type="float" office:value="-2.9595225" calcext:value-type="float">
            <text:p>-2.9595225</text:p>
          </table:table-cell>
          <table:table-cell office:value-type="float" office:value="-5.890124" calcext:value-type="float">
            <text:p>-5.890124</text:p>
          </table:table-cell>
          <table:table-cell office:value-type="float" office:value="-0.01263" calcext:value-type="float">
            <text:p>-0.01263</text:p>
          </table:table-cell>
          <table:table-cell office:value-type="float" office:value="-0.00284249999999999" calcext:value-type="float">
            <text:p>-0.00284249999999999</text:p>
          </table:table-cell>
          <table:table-cell office:value-type="float" office:value="0.0476765" calcext:value-type="float">
            <text:p>0.04767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3235" calcext:value-type="float">
            <text:p>0.623235</text:p>
          </table:table-cell>
          <table:table-cell office:value-type="float" office:value="-3.1974225" calcext:value-type="float">
            <text:p>-3.1974225</text:p>
          </table:table-cell>
          <table:table-cell office:value-type="float" office:value="-5.884314" calcext:value-type="float">
            <text:p>-5.884314</text:p>
          </table:table-cell>
          <table:table-cell office:value-type="float" office:value="-0.01263" calcext:value-type="float">
            <text:p>-0.01263</text:p>
          </table:table-cell>
          <table:table-cell office:value-type="float" office:value="-0.00299249999999999" calcext:value-type="float">
            <text:p>-0.00299249999999999</text:p>
          </table:table-cell>
          <table:table-cell office:value-type="float" office:value="0.0476765" calcext:value-type="float">
            <text:p>0.04767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8085" calcext:value-type="float">
            <text:p>0.578085</text:p>
          </table:table-cell>
          <table:table-cell office:value-type="float" office:value="-3.1702725" calcext:value-type="float">
            <text:p>-3.1702725</text:p>
          </table:table-cell>
          <table:table-cell office:value-type="float" office:value="-5.886494" calcext:value-type="float">
            <text:p>-5.886494</text:p>
          </table:table-cell>
          <table:table-cell office:value-type="float" office:value="-0.01218" calcext:value-type="float">
            <text:p>-0.01218</text:p>
          </table:table-cell>
          <table:table-cell office:value-type="float" office:value="-0.00314249999999999" calcext:value-type="float">
            <text:p>-0.00314249999999999</text:p>
          </table:table-cell>
          <table:table-cell office:value-type="float" office:value="0.0476765" calcext:value-type="float">
            <text:p>0.04767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9835" calcext:value-type="float">
            <text:p>0.569835</text:p>
          </table:table-cell>
          <table:table-cell office:value-type="float" office:value="-2.9869725" calcext:value-type="float">
            <text:p>-2.9869725</text:p>
          </table:table-cell>
          <table:table-cell office:value-type="float" office:value="-5.894234" calcext:value-type="float">
            <text:p>-5.894234</text:p>
          </table:table-cell>
          <table:table-cell office:value-type="float" office:value="-0.01233" calcext:value-type="float">
            <text:p>-0.01233</text:p>
          </table:table-cell>
          <table:table-cell office:value-type="float" office:value="-0.00284249999999999" calcext:value-type="float">
            <text:p>-0.00284249999999999</text:p>
          </table:table-cell>
          <table:table-cell office:value-type="float" office:value="0.0479165" calcext:value-type="float">
            <text:p>0.04791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6085" calcext:value-type="float">
            <text:p>0.506085</text:p>
          </table:table-cell>
          <table:table-cell office:value-type="float" office:value="-2.6463225" calcext:value-type="float">
            <text:p>-2.6463225</text:p>
          </table:table-cell>
          <table:table-cell office:value-type="float" office:value="-5.895204" calcext:value-type="float">
            <text:p>-5.895204</text:p>
          </table:table-cell>
          <table:table-cell office:value-type="float" office:value="-0.01278" calcext:value-type="float">
            <text:p>-0.01278</text:p>
          </table:table-cell>
          <table:table-cell office:value-type="float" office:value="-0.00284249999999999" calcext:value-type="float">
            <text:p>-0.00284249999999999</text:p>
          </table:table-cell>
          <table:table-cell office:value-type="float" office:value="0.0479165" calcext:value-type="float">
            <text:p>0.04791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9985" calcext:value-type="float">
            <text:p>0.599985</text:p>
          </table:table-cell>
          <table:table-cell office:value-type="float" office:value="-2.6961225" calcext:value-type="float">
            <text:p>-2.6961225</text:p>
          </table:table-cell>
          <table:table-cell office:value-type="float" office:value="-5.898354" calcext:value-type="float">
            <text:p>-5.898354</text:p>
          </table:table-cell>
          <table:table-cell office:value-type="float" office:value="-0.01263" calcext:value-type="float">
            <text:p>-0.01263</text:p>
          </table:table-cell>
          <table:table-cell office:value-type="float" office:value="-0.00284249999999999" calcext:value-type="float">
            <text:p>-0.00284249999999999</text:p>
          </table:table-cell>
          <table:table-cell office:value-type="float" office:value="0.0481565" calcext:value-type="float">
            <text:p>0.04815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7385" calcext:value-type="float">
            <text:p>0.737385</text:p>
          </table:table-cell>
          <table:table-cell office:value-type="float" office:value="-2.1555225" calcext:value-type="float">
            <text:p>-2.1555225</text:p>
          </table:table-cell>
          <table:table-cell office:value-type="float" office:value="-5.899564" calcext:value-type="float">
            <text:p>-5.899564</text:p>
          </table:table-cell>
          <table:table-cell office:value-type="float" office:value="-0.01293" calcext:value-type="float">
            <text:p>-0.01293</text:p>
          </table:table-cell>
          <table:table-cell office:value-type="float" office:value="-0.00329249999999999" calcext:value-type="float">
            <text:p>-0.00329249999999999</text:p>
          </table:table-cell>
          <table:table-cell office:value-type="float" office:value="0.0474365" calcext:value-type="float">
            <text:p>0.04743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0585" calcext:value-type="float">
            <text:p>0.750585</text:p>
          </table:table-cell>
          <table:table-cell office:value-type="float" office:value="-2.3964225" calcext:value-type="float">
            <text:p>-2.3964225</text:p>
          </table:table-cell>
          <table:table-cell office:value-type="float" office:value="-5.893754" calcext:value-type="float">
            <text:p>-5.893754</text:p>
          </table:table-cell>
          <table:table-cell office:value-type="float" office:value="-0.01293" calcext:value-type="float">
            <text:p>-0.01293</text:p>
          </table:table-cell>
          <table:table-cell office:value-type="float" office:value="-0.00299249999999999" calcext:value-type="float">
            <text:p>-0.00299249999999999</text:p>
          </table:table-cell>
          <table:table-cell office:value-type="float" office:value="0.0471865" calcext:value-type="float">
            <text:p>0.04718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6585" calcext:value-type="float">
            <text:p>0.726585</text:p>
          </table:table-cell>
          <table:table-cell office:value-type="float" office:value="-2.4150225" calcext:value-type="float">
            <text:p>-2.4150225</text:p>
          </table:table-cell>
          <table:table-cell office:value-type="float" office:value="-5.888424" calcext:value-type="float">
            <text:p>-5.888424</text:p>
          </table:table-cell>
          <table:table-cell office:value-type="float" office:value="-0.01248" calcext:value-type="float">
            <text:p>-0.01248</text:p>
          </table:table-cell>
          <table:table-cell office:value-type="float" office:value="-0.00314249999999999" calcext:value-type="float">
            <text:p>-0.00314249999999999</text:p>
          </table:table-cell>
          <table:table-cell office:value-type="float" office:value="0.0476765" calcext:value-type="float">
            <text:p>0.04767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7235" calcext:value-type="float">
            <text:p>0.797235</text:p>
          </table:table-cell>
          <table:table-cell office:value-type="float" office:value="-1.7023725" calcext:value-type="float">
            <text:p>-1.7023725</text:p>
          </table:table-cell>
          <table:table-cell office:value-type="float" office:value="-5.905854" calcext:value-type="float">
            <text:p>-5.905854</text:p>
          </table:table-cell>
          <table:table-cell office:value-type="float" office:value="-0.01233" calcext:value-type="float">
            <text:p>-0.01233</text:p>
          </table:table-cell>
          <table:table-cell office:value-type="float" office:value="-0.00314249999999999" calcext:value-type="float">
            <text:p>-0.00314249999999999</text:p>
          </table:table-cell>
          <table:table-cell office:value-type="float" office:value="0.0474365" calcext:value-type="float">
            <text:p>0.04743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5865" calcext:value-type="float">
            <text:p>-0.065865</text:p>
          </table:table-cell>
          <table:table-cell office:value-type="float" office:value="0.6511275" calcext:value-type="float">
            <text:p>0.6511275</text:p>
          </table:table-cell>
          <table:table-cell office:value-type="float" office:value="-0.013874" calcext:value-type="float">
            <text:p>-0.013874</text:p>
          </table:table-cell>
          <table:table-cell office:value-type="float" office:value="-0.00108" calcext:value-type="float">
            <text:p>-0.00108</text:p>
          </table:table-cell>
          <table:table-cell office:value-type="float" office:value="-0.000592499999999987" calcext:value-type="float">
            <text:p>-0.000592499999999987</text:p>
          </table:table-cell>
          <table:table-cell office:value-type="float" office:value="0.000726499999999994" calcext:value-type="float">
            <text:p>0.00072649999999999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965" calcext:value-type="float">
            <text:p>-0.001965</text:p>
          </table:table-cell>
          <table:table-cell office:value-type="float" office:value="0.0172275" calcext:value-type="float">
            <text:p>0.0172275</text:p>
          </table:table-cell>
          <table:table-cell office:value-type="float" office:value="-0.000814000000000007" calcext:value-type="float">
            <text:p>-0.000814000000000007</text:p>
          </table:table-cell>
          <table:table-cell office:value-type="float" office:value="0.000120000000000001" calcext:value-type="float">
            <text:p>0.000120000000000001</text:p>
          </table:table-cell>
          <table:table-cell office:value-type="float" office:value="0.000157500000000013" calcext:value-type="float">
            <text:p>0.000157500000000013</text:p>
          </table:table-cell>
          <table:table-cell office:value-type="float" office:value="0.000486499999999996" calcext:value-type="float">
            <text:p>0.00048649999999999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965" calcext:value-type="float">
            <text:p>-0.001965</text:p>
          </table:table-cell>
          <table:table-cell office:value-type="float" office:value="0.0161775" calcext:value-type="float">
            <text:p>0.0161775</text:p>
          </table:table-cell>
          <table:table-cell office:value-type="float" office:value="-0.00153400000000001" calcext:value-type="float">
            <text:p>-0.00153400000000001</text:p>
          </table:table-cell>
          <table:table-cell office:value-type="float" office:value="0.000270000000000001" calcext:value-type="float">
            <text:p>0.000270000000000001</text:p>
          </table:table-cell>
          <table:table-cell office:value-type="float" office:value="0.000307500000000012" calcext:value-type="float">
            <text:p>0.000307500000000012</text:p>
          </table:table-cell>
          <table:table-cell office:value-type="float" office:value="-0.0000035000000000025" calcext:value-type="float">
            <text:p>-3.5000000000025E-0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865" calcext:value-type="float">
            <text:p>-0.002865</text:p>
          </table:table-cell>
          <table:table-cell office:value-type="float" office:value="0.0164775" calcext:value-type="float">
            <text:p>0.0164775</text:p>
          </table:table-cell>
          <table:table-cell office:value-type="float" office:value="-0.002264" calcext:value-type="float">
            <text:p>-0.002264</text:p>
          </table:table-cell>
          <table:table-cell office:value-type="float" office:value="0.000270000000000001" calcext:value-type="float">
            <text:p>0.000270000000000001</text:p>
          </table:table-cell>
          <table:table-cell office:value-type="float" office:value="0.000307500000000012" calcext:value-type="float">
            <text:p>0.000307500000000012</text:p>
          </table:table-cell>
          <table:table-cell office:value-type="float" office:value="-0.000243500000000004" calcext:value-type="float">
            <text:p>-0.00024350000000000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715" calcext:value-type="float">
            <text:p>-0.002715</text:p>
          </table:table-cell>
          <table:table-cell office:value-type="float" office:value="0.0166275" calcext:value-type="float">
            <text:p>0.0166275</text:p>
          </table:table-cell>
          <table:table-cell office:value-type="float" office:value="-0.00202400000000001" calcext:value-type="float">
            <text:p>-0.00202400000000001</text:p>
          </table:table-cell>
          <table:table-cell office:value-type="float" office:value="0.000420000000000002" calcext:value-type="float">
            <text:p>0.000420000000000002</text:p>
          </table:table-cell>
          <table:table-cell office:value-type="float" office:value="-0.000442499999999988" calcext:value-type="float">
            <text:p>-0.000442499999999988</text:p>
          </table:table-cell>
          <table:table-cell office:value-type="float" office:value="0.000246499999999994" calcext:value-type="float">
            <text:p>0.00024649999999999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265" calcext:value-type="float">
            <text:p>-0.002265</text:p>
          </table:table-cell>
          <table:table-cell office:value-type="float" office:value="0.0167775" calcext:value-type="float">
            <text:p>0.0167775</text:p>
          </table:table-cell>
          <table:table-cell office:value-type="float" office:value="-0.00177400000000001" calcext:value-type="float">
            <text:p>-0.00177400000000001</text:p>
          </table:table-cell>
          <table:table-cell office:value-type="float" office:value="0.000120000000000001" calcext:value-type="float">
            <text:p>0.000120000000000001</text:p>
          </table:table-cell>
          <table:table-cell office:value-type="float" office:value="-0.000442499999999988" calcext:value-type="float">
            <text:p>-0.000442499999999988</text:p>
          </table:table-cell>
          <table:table-cell office:value-type="float" office:value="-0.000243500000000004" calcext:value-type="float">
            <text:p>-0.00024350000000000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715" calcext:value-type="float">
            <text:p>-0.002715</text:p>
          </table:table-cell>
          <table:table-cell office:value-type="float" office:value="0.0167775" calcext:value-type="float">
            <text:p>0.0167775</text:p>
          </table:table-cell>
          <table:table-cell office:value-type="float" office:value="-0.00153400000000001" calcext:value-type="float">
            <text:p>-0.00153400000000001</text:p>
          </table:table-cell>
          <table:table-cell office:value-type="float" office:value="-0.0000299999999999976" calcext:value-type="float">
            <text:p>-2.99999999999976E-05</text:p>
          </table:table-cell>
          <table:table-cell office:value-type="float" office:value="-0.000142499999999991" calcext:value-type="float">
            <text:p>-0.000142499999999991</text:p>
          </table:table-cell>
          <table:table-cell office:value-type="float" office:value="-0.000243500000000004" calcext:value-type="float">
            <text:p>-0.00024350000000000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865" calcext:value-type="float">
            <text:p>-0.002865</text:p>
          </table:table-cell>
          <table:table-cell office:value-type="float" office:value="0.0164775" calcext:value-type="float">
            <text:p>0.0164775</text:p>
          </table:table-cell>
          <table:table-cell office:value-type="float" office:value="-0.00202400000000001" calcext:value-type="float">
            <text:p>-0.00202400000000001</text:p>
          </table:table-cell>
          <table:table-cell office:value-type="float" office:value="0.000120000000000001" calcext:value-type="float">
            <text:p>0.000120000000000001</text:p>
          </table:table-cell>
          <table:table-cell office:value-type="float" office:value="-0.00029249999999999" calcext:value-type="float">
            <text:p>-0.00029249999999999</text:p>
          </table:table-cell>
          <table:table-cell office:value-type="float" office:value="-0.0012135" calcext:value-type="float">
            <text:p>-0.001213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715" calcext:value-type="float">
            <text:p>-0.002715</text:p>
          </table:table-cell>
          <table:table-cell office:value-type="float" office:value="0.0166275" calcext:value-type="float">
            <text:p>0.0166275</text:p>
          </table:table-cell>
          <table:table-cell office:value-type="float" office:value="-0.00274400000000001" calcext:value-type="float">
            <text:p>-0.00274400000000001</text:p>
          </table:table-cell>
          <table:table-cell office:value-type="float" office:value="0.000120000000000001" calcext:value-type="float">
            <text:p>0.000120000000000001</text:p>
          </table:table-cell>
          <table:table-cell office:value-type="float" office:value="0.000157500000000013" calcext:value-type="float">
            <text:p>0.000157500000000013</text:p>
          </table:table-cell>
          <table:table-cell office:value-type="float" office:value="-0.000963500000000003" calcext:value-type="float">
            <text:p>-0.0009635000000000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865" calcext:value-type="float">
            <text:p>-0.002865</text:p>
          </table:table-cell>
          <table:table-cell office:value-type="float" office:value="0.0166275" calcext:value-type="float">
            <text:p>0.0166275</text:p>
          </table:table-cell>
          <table:table-cell office:value-type="float" office:value="-0.00274400000000001" calcext:value-type="float">
            <text:p>-0.00274400000000001</text:p>
          </table:table-cell>
          <table:table-cell office:value-type="float" office:value="0.000270000000000001" calcext:value-type="float">
            <text:p>0.000270000000000001</text:p>
          </table:table-cell>
          <table:table-cell office:value-type="float" office:value="-0.000142499999999991" calcext:value-type="float">
            <text:p>-0.000142499999999991</text:p>
          </table:table-cell>
          <table:table-cell office:value-type="float" office:value="-0.000243500000000004" calcext:value-type="float">
            <text:p>-0.00024350000000000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715" calcext:value-type="float">
            <text:p>-0.002715</text:p>
          </table:table-cell>
          <table:table-cell office:value-type="float" office:value="0.0166275" calcext:value-type="float">
            <text:p>0.0166275</text:p>
          </table:table-cell>
          <table:table-cell office:value-type="float" office:value="-0.00177400000000001" calcext:value-type="float">
            <text:p>-0.00177400000000001</text:p>
          </table:table-cell>
          <table:table-cell office:value-type="float" office:value="0.000270000000000001" calcext:value-type="float">
            <text:p>0.000270000000000001</text:p>
          </table:table-cell>
          <table:table-cell office:value-type="float" office:value="0.00000750000000000739" calcext:value-type="float">
            <text:p>7.50000000000739E-06</text:p>
          </table:table-cell>
          <table:table-cell office:value-type="float" office:value="-0.000243500000000004" calcext:value-type="float">
            <text:p>-0.00024350000000000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715" calcext:value-type="float">
            <text:p>-0.002715</text:p>
          </table:table-cell>
          <table:table-cell office:value-type="float" office:value="0.0166275" calcext:value-type="float">
            <text:p>0.0166275</text:p>
          </table:table-cell>
          <table:table-cell office:value-type="float" office:value="-0.00177400000000001" calcext:value-type="float">
            <text:p>-0.00177400000000001</text:p>
          </table:table-cell>
          <table:table-cell office:value-type="float" office:value="0.000120000000000001" calcext:value-type="float">
            <text:p>0.000120000000000001</text:p>
          </table:table-cell>
          <table:table-cell office:value-type="float" office:value="-0.000592499999999987" calcext:value-type="float">
            <text:p>-0.000592499999999987</text:p>
          </table:table-cell>
          <table:table-cell office:value-type="float" office:value="-0.000243500000000004" calcext:value-type="float">
            <text:p>-0.00024350000000000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415" calcext:value-type="float">
            <text:p>-0.002415</text:p>
          </table:table-cell>
          <table:table-cell office:value-type="float" office:value="0.0164775" calcext:value-type="float">
            <text:p>0.0164775</text:p>
          </table:table-cell>
          <table:table-cell office:value-type="float" office:value="-0.00105400000000001" calcext:value-type="float">
            <text:p>-0.00105400000000001</text:p>
          </table:table-cell>
          <table:table-cell office:value-type="float" office:value="0.000270000000000001" calcext:value-type="float">
            <text:p>0.000270000000000001</text:p>
          </table:table-cell>
          <table:table-cell office:value-type="float" office:value="0.000157500000000013" calcext:value-type="float">
            <text:p>0.000157500000000013</text:p>
          </table:table-cell>
          <table:table-cell office:value-type="float" office:value="-0.000243500000000004" calcext:value-type="float">
            <text:p>-0.00024350000000000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715" calcext:value-type="float">
            <text:p>-0.002715</text:p>
          </table:table-cell>
          <table:table-cell office:value-type="float" office:value="0.0161775" calcext:value-type="float">
            <text:p>0.0161775</text:p>
          </table:table-cell>
          <table:table-cell office:value-type="float" office:value="-0.001294" calcext:value-type="float">
            <text:p>-0.001294</text:p>
          </table:table-cell>
          <table:table-cell office:value-type="float" office:value="0.000420000000000002" calcext:value-type="float">
            <text:p>0.000420000000000002</text:p>
          </table:table-cell>
          <table:table-cell office:value-type="float" office:value="-0.000442499999999988" calcext:value-type="float">
            <text:p>-0.000442499999999988</text:p>
          </table:table-cell>
          <table:table-cell office:value-type="float" office:value="-0.0000035000000000025" calcext:value-type="float">
            <text:p>-3.5000000000025E-0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565" calcext:value-type="float">
            <text:p>-0.002565</text:p>
          </table:table-cell>
          <table:table-cell office:value-type="float" office:value="0.0166275" calcext:value-type="float">
            <text:p>0.0166275</text:p>
          </table:table-cell>
          <table:table-cell office:value-type="float" office:value="-0.001294" calcext:value-type="float">
            <text:p>-0.001294</text:p>
          </table:table-cell>
          <table:table-cell office:value-type="float" office:value="0.000270000000000001" calcext:value-type="float">
            <text:p>0.000270000000000001</text:p>
          </table:table-cell>
          <table:table-cell office:value-type="float" office:value="-0.000142499999999991" calcext:value-type="float">
            <text:p>-0.000142499999999991</text:p>
          </table:table-cell>
          <table:table-cell office:value-type="float" office:value="-0.000243500000000004" calcext:value-type="float">
            <text:p>-0.00024350000000000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865" calcext:value-type="float">
            <text:p>-0.002865</text:p>
          </table:table-cell>
          <table:table-cell office:value-type="float" office:value="0.0164775" calcext:value-type="float">
            <text:p>0.0164775</text:p>
          </table:table-cell>
          <table:table-cell office:value-type="float" office:value="-0.001294" calcext:value-type="float">
            <text:p>-0.001294</text:p>
          </table:table-cell>
          <table:table-cell office:value-type="float" office:value="0.000420000000000002" calcext:value-type="float">
            <text:p>0.000420000000000002</text:p>
          </table:table-cell>
          <table:table-cell office:value-type="float" office:value="-0.000442499999999988" calcext:value-type="float">
            <text:p>-0.000442499999999988</text:p>
          </table:table-cell>
          <table:table-cell office:value-type="float" office:value="-0.000243500000000004" calcext:value-type="float">
            <text:p>-0.00024350000000000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715" calcext:value-type="float">
            <text:p>-0.002715</text:p>
          </table:table-cell>
          <table:table-cell office:value-type="float" office:value="0.0166275" calcext:value-type="float">
            <text:p>0.0166275</text:p>
          </table:table-cell>
          <table:table-cell office:value-type="float" office:value="-0.000814000000000007" calcext:value-type="float">
            <text:p>-0.000814000000000007</text:p>
          </table:table-cell>
          <table:table-cell office:value-type="float" office:value="0.000270000000000001" calcext:value-type="float">
            <text:p>0.000270000000000001</text:p>
          </table:table-cell>
          <table:table-cell office:value-type="float" office:value="0.00000750000000000739" calcext:value-type="float">
            <text:p>7.50000000000739E-06</text:p>
          </table:table-cell>
          <table:table-cell office:value-type="float" office:value="0.000246499999999994" calcext:value-type="float">
            <text:p>0.00024649999999999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865" calcext:value-type="float">
            <text:p>-0.002865</text:p>
          </table:table-cell>
          <table:table-cell office:value-type="float" office:value="0.0166275" calcext:value-type="float">
            <text:p>0.0166275</text:p>
          </table:table-cell>
          <table:table-cell office:value-type="float" office:value="-0.00177400000000001" calcext:value-type="float">
            <text:p>-0.00177400000000001</text:p>
          </table:table-cell>
          <table:table-cell office:value-type="float" office:value="0.000120000000000001" calcext:value-type="float">
            <text:p>0.000120000000000001</text:p>
          </table:table-cell>
          <table:table-cell office:value-type="float" office:value="0.00000750000000000739" calcext:value-type="float">
            <text:p>7.50000000000739E-06</text:p>
          </table:table-cell>
          <table:table-cell office:value-type="float" office:value="-0.000243500000000004" calcext:value-type="float">
            <text:p>-0.00024350000000000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565" calcext:value-type="float">
            <text:p>-0.002565</text:p>
          </table:table-cell>
          <table:table-cell office:value-type="float" office:value="0.0170775" calcext:value-type="float">
            <text:p>0.0170775</text:p>
          </table:table-cell>
          <table:table-cell office:value-type="float" office:value="-0.00202400000000001" calcext:value-type="float">
            <text:p>-0.00202400000000001</text:p>
          </table:table-cell>
          <table:table-cell office:value-type="float" office:value="-0.000329999999999998" calcext:value-type="float">
            <text:p>-0.000329999999999998</text:p>
          </table:table-cell>
          <table:table-cell office:value-type="float" office:value="0.00000750000000000739" calcext:value-type="float">
            <text:p>7.50000000000739E-06</text:p>
          </table:table-cell>
          <table:table-cell office:value-type="float" office:value="-0.000963500000000003" calcext:value-type="float">
            <text:p>-0.0009635000000000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865" calcext:value-type="float">
            <text:p>-0.002865</text:p>
          </table:table-cell>
          <table:table-cell office:value-type="float" office:value="0.0166275" calcext:value-type="float">
            <text:p>0.0166275</text:p>
          </table:table-cell>
          <table:table-cell office:value-type="float" office:value="-0.00153400000000001" calcext:value-type="float">
            <text:p>-0.00153400000000001</text:p>
          </table:table-cell>
          <table:table-cell office:value-type="float" office:value="0.000270000000000001" calcext:value-type="float">
            <text:p>0.000270000000000001</text:p>
          </table:table-cell>
          <table:table-cell office:value-type="float" office:value="-0.000592499999999987" calcext:value-type="float">
            <text:p>-0.000592499999999987</text:p>
          </table:table-cell>
          <table:table-cell office:value-type="float" office:value="-0.000963500000000003" calcext:value-type="float">
            <text:p>-0.0009635000000000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565" calcext:value-type="float">
            <text:p>-0.002565</text:p>
          </table:table-cell>
          <table:table-cell office:value-type="float" office:value="0.0164775" calcext:value-type="float">
            <text:p>0.0164775</text:p>
          </table:table-cell>
          <table:table-cell office:value-type="float" office:value="-0.00202400000000001" calcext:value-type="float">
            <text:p>-0.00202400000000001</text:p>
          </table:table-cell>
          <table:table-cell office:value-type="float" office:value="0.000270000000000001" calcext:value-type="float">
            <text:p>0.000270000000000001</text:p>
          </table:table-cell>
          <table:table-cell office:value-type="float" office:value="-0.000142499999999991" calcext:value-type="float">
            <text:p>-0.000142499999999991</text:p>
          </table:table-cell>
          <table:table-cell office:value-type="float" office:value="-0.000243500000000004" calcext:value-type="float">
            <text:p>-0.00024350000000000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865" calcext:value-type="float">
            <text:p>-0.002865</text:p>
          </table:table-cell>
          <table:table-cell office:value-type="float" office:value="0.0164775" calcext:value-type="float">
            <text:p>0.0164775</text:p>
          </table:table-cell>
          <table:table-cell office:value-type="float" office:value="-0.00177400000000001" calcext:value-type="float">
            <text:p>-0.00177400000000001</text:p>
          </table:table-cell>
          <table:table-cell office:value-type="float" office:value="0.000270000000000001" calcext:value-type="float">
            <text:p>0.000270000000000001</text:p>
          </table:table-cell>
          <table:table-cell office:value-type="float" office:value="0.00000750000000000739" calcext:value-type="float">
            <text:p>7.50000000000739E-06</text:p>
          </table:table-cell>
          <table:table-cell office:value-type="float" office:value="-0.000483500000000007" calcext:value-type="float">
            <text:p>-0.00048350000000000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265" calcext:value-type="float">
            <text:p>-0.002265</text:p>
          </table:table-cell>
          <table:table-cell office:value-type="float" office:value="0.00327749999999999" calcext:value-type="float">
            <text:p>0.00327749999999999</text:p>
          </table:table-cell>
          <table:table-cell office:value-type="float" office:value="-0.003474" calcext:value-type="float">
            <text:p>-0.003474</text:p>
          </table:table-cell>
          <table:table-cell office:value-type="float" office:value="0.60012" calcext:value-type="float">
            <text:p>0.60012</text:p>
          </table:table-cell>
          <table:table-cell office:value-type="float" office:value="0.3402075" calcext:value-type="float">
            <text:p>0.3402075</text:p>
          </table:table-cell>
          <table:table-cell office:value-type="float" office:value="-7.6684935" calcext:value-type="float">
            <text:p>-7.668493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185" calcext:value-type="float">
            <text:p>0.025185</text:p>
          </table:table-cell>
          <table:table-cell office:value-type="float" office:value="0.0146775" calcext:value-type="float">
            <text:p>0.0146775</text:p>
          </table:table-cell>
          <table:table-cell office:value-type="float" office:value="-0.045824" calcext:value-type="float">
            <text:p>-0.045824</text:p>
          </table:table-cell>
          <table:table-cell office:value-type="float" office:value="-4.39548" calcext:value-type="float">
            <text:p>-4.39548</text:p>
          </table:table-cell>
          <table:table-cell office:value-type="float" office:value="-1.7150925" calcext:value-type="float">
            <text:p>-1.7150925</text:p>
          </table:table-cell>
          <table:table-cell office:value-type="float" office:value="6.9725065" calcext:value-type="float">
            <text:p>6.97250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035" calcext:value-type="float">
            <text:p>0.019035</text:p>
          </table:table-cell>
          <table:table-cell office:value-type="float" office:value="0.0145275" calcext:value-type="float">
            <text:p>0.0145275</text:p>
          </table:table-cell>
          <table:table-cell office:value-type="float" office:value="-0.049694" calcext:value-type="float">
            <text:p>-0.049694</text:p>
          </table:table-cell>
          <table:table-cell office:value-type="float" office:value="-2.63838" calcext:value-type="float">
            <text:p>-2.63838</text:p>
          </table:table-cell>
          <table:table-cell office:value-type="float" office:value="-0.1639425" calcext:value-type="float">
            <text:p>-0.1639425</text:p>
          </table:table-cell>
          <table:table-cell office:value-type="float" office:value="6.9923465" calcext:value-type="float">
            <text:p>6.99234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035" calcext:value-type="float">
            <text:p>0.016035</text:p>
          </table:table-cell>
          <table:table-cell office:value-type="float" office:value="0.0149775" calcext:value-type="float">
            <text:p>0.0149775</text:p>
          </table:table-cell>
          <table:table-cell office:value-type="float" office:value="-0.048964" calcext:value-type="float">
            <text:p>-0.048964</text:p>
          </table:table-cell>
          <table:table-cell office:value-type="float" office:value="-2.83323" calcext:value-type="float">
            <text:p>-2.83323</text:p>
          </table:table-cell>
          <table:table-cell office:value-type="float" office:value="-4.2902925" calcext:value-type="float">
            <text:p>-4.2902925</text:p>
          </table:table-cell>
          <table:table-cell office:value-type="float" office:value="6.9964665" calcext:value-type="float">
            <text:p>6.99646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835" calcext:value-type="float">
            <text:p>0.014835</text:p>
          </table:table-cell>
          <table:table-cell office:value-type="float" office:value="0.0157275" calcext:value-type="float">
            <text:p>0.0157275</text:p>
          </table:table-cell>
          <table:table-cell office:value-type="float" office:value="-0.049694" calcext:value-type="float">
            <text:p>-0.049694</text:p>
          </table:table-cell>
          <table:table-cell office:value-type="float" office:value="-2.79378" calcext:value-type="float">
            <text:p>-2.79378</text:p>
          </table:table-cell>
          <table:table-cell office:value-type="float" office:value="-4.3316925" calcext:value-type="float">
            <text:p>-4.3316925</text:p>
          </table:table-cell>
          <table:table-cell office:value-type="float" office:value="7.0058965" calcext:value-type="float">
            <text:p>7.00589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785" calcext:value-type="float">
            <text:p>0.013785</text:p>
          </table:table-cell>
          <table:table-cell office:value-type="float" office:value="0.0154275" calcext:value-type="float">
            <text:p>0.0154275</text:p>
          </table:table-cell>
          <table:table-cell office:value-type="float" office:value="-0.050904" calcext:value-type="float">
            <text:p>-0.050904</text:p>
          </table:table-cell>
          <table:table-cell office:value-type="float" office:value="-2.32743" calcext:value-type="float">
            <text:p>-2.32743</text:p>
          </table:table-cell>
          <table:table-cell office:value-type="float" office:value="-4.3507425" calcext:value-type="float">
            <text:p>-4.3507425</text:p>
          </table:table-cell>
          <table:table-cell office:value-type="float" office:value="7.0039665" calcext:value-type="float">
            <text:p>7.00396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485" calcext:value-type="float">
            <text:p>0.013485</text:p>
          </table:table-cell>
          <table:table-cell office:value-type="float" office:value="0.0157275" calcext:value-type="float">
            <text:p>0.0157275</text:p>
          </table:table-cell>
          <table:table-cell office:value-type="float" office:value="-0.051384" calcext:value-type="float">
            <text:p>-0.051384</text:p>
          </table:table-cell>
          <table:table-cell office:value-type="float" office:value="-2.49498" calcext:value-type="float">
            <text:p>-2.49498</text:p>
          </table:table-cell>
          <table:table-cell office:value-type="float" office:value="-4.3513425" calcext:value-type="float">
            <text:p>-4.3513425</text:p>
          </table:table-cell>
          <table:table-cell office:value-type="float" office:value="7.0097765" calcext:value-type="float">
            <text:p>7.00977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785" calcext:value-type="float">
            <text:p>0.013785</text:p>
          </table:table-cell>
          <table:table-cell office:value-type="float" office:value="0.0152775" calcext:value-type="float">
            <text:p>0.0152775</text:p>
          </table:table-cell>
          <table:table-cell office:value-type="float" office:value="-0.050664" calcext:value-type="float">
            <text:p>-0.050664</text:p>
          </table:table-cell>
          <table:table-cell office:value-type="float" office:value="-2.99118" calcext:value-type="float">
            <text:p>-2.99118</text:p>
          </table:table-cell>
          <table:table-cell office:value-type="float" office:value="-4.3552425" calcext:value-type="float">
            <text:p>-4.3552425</text:p>
          </table:table-cell>
          <table:table-cell office:value-type="float" office:value="7.0061465" calcext:value-type="float">
            <text:p>7.00614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935" calcext:value-type="float">
            <text:p>0.013935</text:p>
          </table:table-cell>
          <table:table-cell office:value-type="float" office:value="0.0157275" calcext:value-type="float">
            <text:p>0.0157275</text:p>
          </table:table-cell>
          <table:table-cell office:value-type="float" office:value="-0.050424" calcext:value-type="float">
            <text:p>-0.050424</text:p>
          </table:table-cell>
          <table:table-cell office:value-type="float" office:value="-2.66988" calcext:value-type="float">
            <text:p>-2.66988</text:p>
          </table:table-cell>
          <table:table-cell office:value-type="float" office:value="-4.3466925" calcext:value-type="float">
            <text:p>-4.3466925</text:p>
          </table:table-cell>
          <table:table-cell office:value-type="float" office:value="7.0015465" calcext:value-type="float">
            <text:p>7.00154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385" calcext:value-type="float">
            <text:p>0.014385</text:p>
          </table:table-cell>
          <table:table-cell office:value-type="float" office:value="0.0149775" calcext:value-type="float">
            <text:p>0.0149775</text:p>
          </table:table-cell>
          <table:table-cell office:value-type="float" office:value="-0.051144" calcext:value-type="float">
            <text:p>-0.051144</text:p>
          </table:table-cell>
          <table:table-cell office:value-type="float" office:value="-0.10683" calcext:value-type="float">
            <text:p>-0.10683</text:p>
          </table:table-cell>
          <table:table-cell office:value-type="float" office:value="-4.3534425" calcext:value-type="float">
            <text:p>-4.3534425</text:p>
          </table:table-cell>
          <table:table-cell office:value-type="float" office:value="7.0192065" calcext:value-type="float">
            <text:p>7.01920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835" calcext:value-type="float">
            <text:p>0.014835</text:p>
          </table:table-cell>
          <table:table-cell office:value-type="float" office:value="0.0143775" calcext:value-type="float">
            <text:p>0.0143775</text:p>
          </table:table-cell>
          <table:table-cell office:value-type="float" office:value="-0.051144" calcext:value-type="float">
            <text:p>-0.051144</text:p>
          </table:table-cell>
          <table:table-cell office:value-type="float" office:value="0.08862" calcext:value-type="float">
            <text:p>0.08862</text:p>
          </table:table-cell>
          <table:table-cell office:value-type="float" office:value="-4.3565925" calcext:value-type="float">
            <text:p>-4.3565925</text:p>
          </table:table-cell>
          <table:table-cell office:value-type="float" office:value="6.9969465" calcext:value-type="float">
            <text:p>6.99694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385" calcext:value-type="float">
            <text:p>0.014385</text:p>
          </table:table-cell>
          <table:table-cell office:value-type="float" office:value="0.0148275" calcext:value-type="float">
            <text:p>0.0148275</text:p>
          </table:table-cell>
          <table:table-cell office:value-type="float" office:value="-0.050904" calcext:value-type="float">
            <text:p>-0.050904</text:p>
          </table:table-cell>
          <table:table-cell office:value-type="float" office:value="-0.28398" calcext:value-type="float">
            <text:p>-0.28398</text:p>
          </table:table-cell>
          <table:table-cell office:value-type="float" office:value="-4.3603425" calcext:value-type="float">
            <text:p>-4.3603425</text:p>
          </table:table-cell>
          <table:table-cell office:value-type="float" office:value="6.9969465" calcext:value-type="float">
            <text:p>6.99694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835" calcext:value-type="float">
            <text:p>0.014835</text:p>
          </table:table-cell>
          <table:table-cell office:value-type="float" office:value="0.0145275" calcext:value-type="float">
            <text:p>0.0145275</text:p>
          </table:table-cell>
          <table:table-cell office:value-type="float" office:value="-0.049934" calcext:value-type="float">
            <text:p>-0.049934</text:p>
          </table:table-cell>
          <table:table-cell office:value-type="float" office:value="0.04212" calcext:value-type="float">
            <text:p>0.04212</text:p>
          </table:table-cell>
          <table:table-cell office:value-type="float" office:value="-4.3517925" calcext:value-type="float">
            <text:p>-4.3517925</text:p>
          </table:table-cell>
          <table:table-cell office:value-type="float" office:value="7.0068665" calcext:value-type="float">
            <text:p>7.00686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835" calcext:value-type="float">
            <text:p>0.014835</text:p>
          </table:table-cell>
          <table:table-cell office:value-type="float" office:value="0.0140775" calcext:value-type="float">
            <text:p>0.0140775</text:p>
          </table:table-cell>
          <table:table-cell office:value-type="float" office:value="-0.049934" calcext:value-type="float">
            <text:p>-0.049934</text:p>
          </table:table-cell>
          <table:table-cell office:value-type="float" office:value="0.28647" calcext:value-type="float">
            <text:p>0.28647</text:p>
          </table:table-cell>
          <table:table-cell office:value-type="float" office:value="-4.3292925" calcext:value-type="float">
            <text:p>-4.3292925</text:p>
          </table:table-cell>
          <table:table-cell office:value-type="float" office:value="6.9974265" calcext:value-type="float">
            <text:p>6.99742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535" calcext:value-type="float">
            <text:p>0.014535</text:p>
          </table:table-cell>
          <table:table-cell office:value-type="float" office:value="0.0133275" calcext:value-type="float">
            <text:p>0.0133275</text:p>
          </table:table-cell>
          <table:table-cell office:value-type="float" office:value="-0.050664" calcext:value-type="float">
            <text:p>-0.050664</text:p>
          </table:table-cell>
          <table:table-cell office:value-type="float" office:value="0.55452" calcext:value-type="float">
            <text:p>0.55452</text:p>
          </table:table-cell>
          <table:table-cell office:value-type="float" office:value="-4.3165425" calcext:value-type="float">
            <text:p>-4.3165425</text:p>
          </table:table-cell>
          <table:table-cell office:value-type="float" office:value="7.0100165" calcext:value-type="float">
            <text:p>7.01001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685" calcext:value-type="float">
            <text:p>0.014685</text:p>
          </table:table-cell>
          <table:table-cell office:value-type="float" office:value="0.0140775" calcext:value-type="float">
            <text:p>0.0140775</text:p>
          </table:table-cell>
          <table:table-cell office:value-type="float" office:value="-0.050904" calcext:value-type="float">
            <text:p>-0.050904</text:p>
          </table:table-cell>
          <table:table-cell office:value-type="float" office:value="0.40557" calcext:value-type="float">
            <text:p>0.40557</text:p>
          </table:table-cell>
          <table:table-cell office:value-type="float" office:value="-4.3156425" calcext:value-type="float">
            <text:p>-4.3156425</text:p>
          </table:table-cell>
          <table:table-cell office:value-type="float" office:value="7.0068665" calcext:value-type="float">
            <text:p>7.00686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835" calcext:value-type="float">
            <text:p>0.014835</text:p>
          </table:table-cell>
          <table:table-cell office:value-type="float" office:value="0.0140775" calcext:value-type="float">
            <text:p>0.0140775</text:p>
          </table:table-cell>
          <table:table-cell office:value-type="float" office:value="-0.051144" calcext:value-type="float">
            <text:p>-0.051144</text:p>
          </table:table-cell>
          <table:table-cell office:value-type="float" office:value="0.08757" calcext:value-type="float">
            <text:p>0.08757</text:p>
          </table:table-cell>
          <table:table-cell office:value-type="float" office:value="-4.3115925" calcext:value-type="float">
            <text:p>-4.3115925</text:p>
          </table:table-cell>
          <table:table-cell office:value-type="float" office:value="7.0056565" calcext:value-type="float">
            <text:p>7.00565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135" calcext:value-type="float">
            <text:p>0.015135</text:p>
          </table:table-cell>
          <table:table-cell office:value-type="float" office:value="0.0137775" calcext:value-type="float">
            <text:p>0.0137775</text:p>
          </table:table-cell>
          <table:table-cell office:value-type="float" office:value="-0.051144" calcext:value-type="float">
            <text:p>-0.051144</text:p>
          </table:table-cell>
          <table:table-cell office:value-type="float" office:value="-0.04053" calcext:value-type="float">
            <text:p>-0.04053</text:p>
          </table:table-cell>
          <table:table-cell office:value-type="float" office:value="-4.2646425" calcext:value-type="float">
            <text:p>-4.2646425</text:p>
          </table:table-cell>
          <table:table-cell office:value-type="float" office:value="7.0095265" calcext:value-type="float">
            <text:p>7.00952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135" calcext:value-type="float">
            <text:p>0.015135</text:p>
          </table:table-cell>
          <table:table-cell office:value-type="float" office:value="0.0139275" calcext:value-type="float">
            <text:p>0.0139275</text:p>
          </table:table-cell>
          <table:table-cell office:value-type="float" office:value="-0.049934" calcext:value-type="float">
            <text:p>-0.049934</text:p>
          </table:table-cell>
          <table:table-cell office:value-type="float" office:value="-0.13113" calcext:value-type="float">
            <text:p>-0.13113</text:p>
          </table:table-cell>
          <table:table-cell office:value-type="float" office:value="-4.1789925" calcext:value-type="float">
            <text:p>-4.1789925</text:p>
          </table:table-cell>
          <table:table-cell office:value-type="float" office:value="7.0204165" calcext:value-type="float">
            <text:p>7.02041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285" calcext:value-type="float">
            <text:p>0.015285</text:p>
          </table:table-cell>
          <table:table-cell office:value-type="float" office:value="0.0134775" calcext:value-type="float">
            <text:p>0.0134775</text:p>
          </table:table-cell>
          <table:table-cell office:value-type="float" office:value="-0.049934" calcext:value-type="float">
            <text:p>-0.049934</text:p>
          </table:table-cell>
          <table:table-cell office:value-type="float" office:value="0.24912" calcext:value-type="float">
            <text:p>0.24912</text:p>
          </table:table-cell>
          <table:table-cell office:value-type="float" office:value="-3.2992425" calcext:value-type="float">
            <text:p>-3.2992425</text:p>
          </table:table-cell>
          <table:table-cell office:value-type="float" office:value="7.0027565" calcext:value-type="float">
            <text:p>7.00275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435" calcext:value-type="float">
            <text:p>0.015435</text:p>
          </table:table-cell>
          <table:table-cell office:value-type="float" office:value="0.0136275" calcext:value-type="float">
            <text:p>0.0136275</text:p>
          </table:table-cell>
          <table:table-cell office:value-type="float" office:value="-0.051144" calcext:value-type="float">
            <text:p>-0.051144</text:p>
          </table:table-cell>
          <table:table-cell office:value-type="float" office:value="0.71847" calcext:value-type="float">
            <text:p>0.71847</text:p>
          </table:table-cell>
          <table:table-cell office:value-type="float" office:value="-3.2423925" calcext:value-type="float">
            <text:p>-3.2423925</text:p>
          </table:table-cell>
          <table:table-cell office:value-type="float" office:value="7.0046865" calcext:value-type="float">
            <text:p>7.00468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985" calcext:value-type="float">
            <text:p>0.014985</text:p>
          </table:table-cell>
          <table:table-cell office:value-type="float" office:value="0.0133275" calcext:value-type="float">
            <text:p>0.0133275</text:p>
          </table:table-cell>
          <table:table-cell office:value-type="float" office:value="-0.050664" calcext:value-type="float">
            <text:p>-0.050664</text:p>
          </table:table-cell>
          <table:table-cell office:value-type="float" office:value="0.26307" calcext:value-type="float">
            <text:p>0.26307</text:p>
          </table:table-cell>
          <table:table-cell office:value-type="float" office:value="-2.9819925" calcext:value-type="float">
            <text:p>-2.9819925</text:p>
          </table:table-cell>
          <table:table-cell office:value-type="float" office:value="7.0126765" calcext:value-type="float">
            <text:p>7.01267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985" calcext:value-type="float">
            <text:p>0.014985</text:p>
          </table:table-cell>
          <table:table-cell office:value-type="float" office:value="0.0134775" calcext:value-type="float">
            <text:p>0.0134775</text:p>
          </table:table-cell>
          <table:table-cell office:value-type="float" office:value="-0.049454" calcext:value-type="float">
            <text:p>-0.049454</text:p>
          </table:table-cell>
          <table:table-cell office:value-type="float" office:value="0.55242" calcext:value-type="float">
            <text:p>0.55242</text:p>
          </table:table-cell>
          <table:table-cell office:value-type="float" office:value="-2.5435425" calcext:value-type="float">
            <text:p>-2.5435425</text:p>
          </table:table-cell>
          <table:table-cell office:value-type="float" office:value="7.0097765" calcext:value-type="float">
            <text:p>7.00977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285" calcext:value-type="float">
            <text:p>0.015285</text:p>
          </table:table-cell>
          <table:table-cell office:value-type="float" office:value="0.0133275" calcext:value-type="float">
            <text:p>0.0133275</text:p>
          </table:table-cell>
          <table:table-cell office:value-type="float" office:value="-0.049454" calcext:value-type="float">
            <text:p>-0.049454</text:p>
          </table:table-cell>
          <table:table-cell office:value-type="float" office:value="0.27912" calcext:value-type="float">
            <text:p>0.27912</text:p>
          </table:table-cell>
          <table:table-cell office:value-type="float" office:value="-3.0422925" calcext:value-type="float">
            <text:p>-3.0422925</text:p>
          </table:table-cell>
          <table:table-cell office:value-type="float" office:value="7.0068665" calcext:value-type="float">
            <text:p>7.00686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435" calcext:value-type="float">
            <text:p>0.015435</text:p>
          </table:table-cell>
          <table:table-cell office:value-type="float" office:value="0.0130275" calcext:value-type="float">
            <text:p>0.0130275</text:p>
          </table:table-cell>
          <table:table-cell office:value-type="float" office:value="-0.049214" calcext:value-type="float">
            <text:p>-0.049214</text:p>
          </table:table-cell>
          <table:table-cell office:value-type="float" office:value="-0.41223" calcext:value-type="float">
            <text:p>-0.41223</text:p>
          </table:table-cell>
          <table:table-cell office:value-type="float" office:value="-2.4527925" calcext:value-type="float">
            <text:p>-2.4527925</text:p>
          </table:table-cell>
          <table:table-cell office:value-type="float" office:value="7.0269565" calcext:value-type="float">
            <text:p>7.02695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285" calcext:value-type="float">
            <text:p>0.015285</text:p>
          </table:table-cell>
          <table:table-cell office:value-type="float" office:value="0.0133275" calcext:value-type="float">
            <text:p>0.0133275</text:p>
          </table:table-cell>
          <table:table-cell office:value-type="float" office:value="-0.049214" calcext:value-type="float">
            <text:p>-0.049214</text:p>
          </table:table-cell>
          <table:table-cell office:value-type="float" office:value="-0.19998" calcext:value-type="float">
            <text:p>-0.19998</text:p>
          </table:table-cell>
          <table:table-cell office:value-type="float" office:value="-2.3357925" calcext:value-type="float">
            <text:p>-2.3357925</text:p>
          </table:table-cell>
          <table:table-cell office:value-type="float" office:value="7.0066265" calcext:value-type="float">
            <text:p>7.00662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585" calcext:value-type="float">
            <text:p>0.015585</text:p>
          </table:table-cell>
          <table:table-cell office:value-type="float" office:value="0.0131775" calcext:value-type="float">
            <text:p>0.0131775</text:p>
          </table:table-cell>
          <table:table-cell office:value-type="float" office:value="-0.049934" calcext:value-type="float">
            <text:p>-0.049934</text:p>
          </table:table-cell>
          <table:table-cell office:value-type="float" office:value="-0.05688" calcext:value-type="float">
            <text:p>-0.05688</text:p>
          </table:table-cell>
          <table:table-cell office:value-type="float" office:value="-2.1932925" calcext:value-type="float">
            <text:p>-2.1932925</text:p>
          </table:table-cell>
          <table:table-cell office:value-type="float" office:value="6.9841165" calcext:value-type="float">
            <text:p>6.98411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585" calcext:value-type="float">
            <text:p>0.015585</text:p>
          </table:table-cell>
          <table:table-cell office:value-type="float" office:value="0.0133275" calcext:value-type="float">
            <text:p>0.0133275</text:p>
          </table:table-cell>
          <table:table-cell office:value-type="float" office:value="-0.049934" calcext:value-type="float">
            <text:p>-0.049934</text:p>
          </table:table-cell>
          <table:table-cell office:value-type="float" office:value="-0.18033" calcext:value-type="float">
            <text:p>-0.18033</text:p>
          </table:table-cell>
          <table:table-cell office:value-type="float" office:value="-2.0836425" calcext:value-type="float">
            <text:p>-2.0836425</text:p>
          </table:table-cell>
          <table:table-cell office:value-type="float" office:value="7.0129165" calcext:value-type="float">
            <text:p>7.01291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435" calcext:value-type="float">
            <text:p>0.015435</text:p>
          </table:table-cell>
          <table:table-cell office:value-type="float" office:value="0.0134775" calcext:value-type="float">
            <text:p>0.0134775</text:p>
          </table:table-cell>
          <table:table-cell office:value-type="float" office:value="-0.049934" calcext:value-type="float">
            <text:p>-0.049934</text:p>
          </table:table-cell>
          <table:table-cell office:value-type="float" office:value="-0.16338" calcext:value-type="float">
            <text:p>-0.16338</text:p>
          </table:table-cell>
          <table:table-cell office:value-type="float" office:value="-1.7009925" calcext:value-type="float">
            <text:p>-1.7009925</text:p>
          </table:table-cell>
          <table:table-cell office:value-type="float" office:value="6.9921065" calcext:value-type="float">
            <text:p>6.99210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735" calcext:value-type="float">
            <text:p>0.015735</text:p>
          </table:table-cell>
          <table:table-cell office:value-type="float" office:value="0.0131775" calcext:value-type="float">
            <text:p>0.0131775</text:p>
          </table:table-cell>
          <table:table-cell office:value-type="float" office:value="-0.048964" calcext:value-type="float">
            <text:p>-0.048964</text:p>
          </table:table-cell>
          <table:table-cell office:value-type="float" office:value="-0.09213" calcext:value-type="float">
            <text:p>-0.09213</text:p>
          </table:table-cell>
          <table:table-cell office:value-type="float" office:value="-1.1996925" calcext:value-type="float">
            <text:p>-1.1996925</text:p>
          </table:table-cell>
          <table:table-cell office:value-type="float" office:value="7.0296165" calcext:value-type="float">
            <text:p>7.02961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985" calcext:value-type="float">
            <text:p>0.014985</text:p>
          </table:table-cell>
          <table:table-cell office:value-type="float" office:value="0.0131775" calcext:value-type="float">
            <text:p>0.0131775</text:p>
          </table:table-cell>
          <table:table-cell office:value-type="float" office:value="-0.049214" calcext:value-type="float">
            <text:p>-0.049214</text:p>
          </table:table-cell>
          <table:table-cell office:value-type="float" office:value="0.22377" calcext:value-type="float">
            <text:p>0.22377</text:p>
          </table:table-cell>
          <table:table-cell office:value-type="float" office:value="-0.9668925" calcext:value-type="float">
            <text:p>-0.9668925</text:p>
          </table:table-cell>
          <table:table-cell office:value-type="float" office:value="7.0279265" calcext:value-type="float">
            <text:p>7.02792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7735" calcext:value-type="float">
            <text:p>0.027735</text:p>
          </table:table-cell>
          <table:table-cell office:value-type="float" office:value="-0.0127725" calcext:value-type="float">
            <text:p>-0.0127725</text:p>
          </table:table-cell>
          <table:table-cell office:value-type="float" office:value="-0.00177400000000001" calcext:value-type="float">
            <text:p>-0.00177400000000001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330750000000001" calcext:value-type="float">
            <text:p>0.00330750000000001</text:p>
          </table:table-cell>
          <table:table-cell office:value-type="float" office:value="-0.000963500000000003" calcext:value-type="float">
            <text:p>-0.0009635000000000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715" calcext:value-type="float">
            <text:p>-0.002715</text:p>
          </table:table-cell>
          <table:table-cell office:value-type="float" office:value="0.0169275" calcext:value-type="float">
            <text:p>0.0169275</text:p>
          </table:table-cell>
          <table:table-cell office:value-type="float" office:value="-0.002504" calcext:value-type="float">
            <text:p>-0.002504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330750000000001" calcext:value-type="float">
            <text:p>0.00330750000000001</text:p>
          </table:table-cell>
          <table:table-cell office:value-type="float" office:value="-0.000723500000000001" calcext:value-type="float">
            <text:p>-0.000723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715" calcext:value-type="float">
            <text:p>-0.002715</text:p>
          </table:table-cell>
          <table:table-cell office:value-type="float" office:value="0.0164775" calcext:value-type="float">
            <text:p>0.0164775</text:p>
          </table:table-cell>
          <table:table-cell office:value-type="float" office:value="-0.00274400000000001" calcext:value-type="float">
            <text:p>-0.00274400000000001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285750000000001" calcext:value-type="float">
            <text:p>0.00285750000000001</text:p>
          </table:table-cell>
          <table:table-cell office:value-type="float" office:value="-0.000723500000000001" calcext:value-type="float">
            <text:p>-0.000723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865" calcext:value-type="float">
            <text:p>-0.002865</text:p>
          </table:table-cell>
          <table:table-cell office:value-type="float" office:value="0.0166275" calcext:value-type="float">
            <text:p>0.0166275</text:p>
          </table:table-cell>
          <table:table-cell office:value-type="float" office:value="-0.00202400000000001" calcext:value-type="float">
            <text:p>-0.00202400000000001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360750000000001" calcext:value-type="float">
            <text:p>0.00360750000000001</text:p>
          </table:table-cell>
          <table:table-cell office:value-type="float" office:value="-0.0000035000000000025" calcext:value-type="float">
            <text:p>-3.5000000000025E-0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3165" calcext:value-type="float">
            <text:p>-0.003165</text:p>
          </table:table-cell>
          <table:table-cell office:value-type="float" office:value="0.0163275" calcext:value-type="float">
            <text:p>0.0163275</text:p>
          </table:table-cell>
          <table:table-cell office:value-type="float" office:value="-0.001294" calcext:value-type="float">
            <text:p>-0.001294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315750000000001" calcext:value-type="float">
            <text:p>0.00315750000000001</text:p>
          </table:table-cell>
          <table:table-cell office:value-type="float" office:value="-0.0000035000000000025" calcext:value-type="float">
            <text:p>-3.5000000000025E-0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3615" calcext:value-type="float">
            <text:p>-0.003615</text:p>
          </table:table-cell>
          <table:table-cell office:value-type="float" office:value="0.0166275" calcext:value-type="float">
            <text:p>0.0166275</text:p>
          </table:table-cell>
          <table:table-cell office:value-type="float" office:value="-0.002264" calcext:value-type="float">
            <text:p>-0.002264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315750000000001" calcext:value-type="float">
            <text:p>0.00315750000000001</text:p>
          </table:table-cell>
          <table:table-cell office:value-type="float" office:value="-0.000723500000000001" calcext:value-type="float">
            <text:p>-0.000723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3915" calcext:value-type="float">
            <text:p>-0.003915</text:p>
          </table:table-cell>
          <table:table-cell office:value-type="float" office:value="0.0166275" calcext:value-type="float">
            <text:p>0.0166275</text:p>
          </table:table-cell>
          <table:table-cell office:value-type="float" office:value="-0.00274400000000001" calcext:value-type="float">
            <text:p>-0.00274400000000001</text:p>
          </table:table-cell>
          <table:table-cell office:value-type="float" office:value="0.00282" calcext:value-type="float">
            <text:p>0.00282</text:p>
          </table:table-cell>
          <table:table-cell office:value-type="float" office:value="0.00300750000000001" calcext:value-type="float">
            <text:p>0.00300750000000001</text:p>
          </table:table-cell>
          <table:table-cell office:value-type="float" office:value="-0.0000035000000000025" calcext:value-type="float">
            <text:p>-3.5000000000025E-0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3615" calcext:value-type="float">
            <text:p>-0.003615</text:p>
          </table:table-cell>
          <table:table-cell office:value-type="float" office:value="0.0166275" calcext:value-type="float">
            <text:p>0.0166275</text:p>
          </table:table-cell>
          <table:table-cell office:value-type="float" office:value="-0.002504" calcext:value-type="float">
            <text:p>-0.002504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.00315750000000001" calcext:value-type="float">
            <text:p>0.00315750000000001</text:p>
          </table:table-cell>
          <table:table-cell office:value-type="float" office:value="0.000246499999999994" calcext:value-type="float">
            <text:p>0.00024649999999999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3465" calcext:value-type="float">
            <text:p>-0.003465</text:p>
          </table:table-cell>
          <table:table-cell office:value-type="float" office:value="0.0164775" calcext:value-type="float">
            <text:p>0.0164775</text:p>
          </table:table-cell>
          <table:table-cell office:value-type="float" office:value="-0.00153400000000001" calcext:value-type="float">
            <text:p>-0.00153400000000001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.00300750000000001" calcext:value-type="float">
            <text:p>0.00300750000000001</text:p>
          </table:table-cell>
          <table:table-cell office:value-type="float" office:value="0.000246499999999994" calcext:value-type="float">
            <text:p>0.00024649999999999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3615" calcext:value-type="float">
            <text:p>-0.003615</text:p>
          </table:table-cell>
          <table:table-cell office:value-type="float" office:value="0.0164775" calcext:value-type="float">
            <text:p>0.0164775</text:p>
          </table:table-cell>
          <table:table-cell office:value-type="float" office:value="-0.000324000000000005" calcext:value-type="float">
            <text:p>-0.000324000000000005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300750000000001" calcext:value-type="float">
            <text:p>0.00300750000000001</text:p>
          </table:table-cell>
          <table:table-cell office:value-type="float" office:value="0.00120649999999999" calcext:value-type="float">
            <text:p>0.001206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3615" calcext:value-type="float">
            <text:p>-0.003615</text:p>
          </table:table-cell>
          <table:table-cell office:value-type="float" office:value="0.0167775" calcext:value-type="float">
            <text:p>0.0167775</text:p>
          </table:table-cell>
          <table:table-cell office:value-type="float" office:value="-0.000814000000000007" calcext:value-type="float">
            <text:p>-0.000814000000000007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330750000000001" calcext:value-type="float">
            <text:p>0.00330750000000001</text:p>
          </table:table-cell>
          <table:table-cell office:value-type="float" office:value="0.000726499999999994" calcext:value-type="float">
            <text:p>0.00072649999999999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715" calcext:value-type="float">
            <text:p>-0.002715</text:p>
          </table:table-cell>
          <table:table-cell office:value-type="float" office:value="0.0164775" calcext:value-type="float">
            <text:p>0.0164775</text:p>
          </table:table-cell>
          <table:table-cell office:value-type="float" office:value="-0.000564000000000007" calcext:value-type="float">
            <text:p>-0.000564000000000007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315750000000001" calcext:value-type="float">
            <text:p>0.00315750000000001</text:p>
          </table:table-cell>
          <table:table-cell office:value-type="float" office:value="0.00120649999999999" calcext:value-type="float">
            <text:p>0.001206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715" calcext:value-type="float">
            <text:p>-0.002715</text:p>
          </table:table-cell>
          <table:table-cell office:value-type="float" office:value="0.0164775" calcext:value-type="float">
            <text:p>0.0164775</text:p>
          </table:table-cell>
          <table:table-cell office:value-type="float" office:value="-0.00105400000000001" calcext:value-type="float">
            <text:p>-0.00105400000000001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285750000000001" calcext:value-type="float">
            <text:p>0.00285750000000001</text:p>
          </table:table-cell>
          <table:table-cell office:value-type="float" office:value="0.000966499999999996" calcext:value-type="float">
            <text:p>0.00096649999999999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865" calcext:value-type="float">
            <text:p>-0.002865</text:p>
          </table:table-cell>
          <table:table-cell office:value-type="float" office:value="0.0163275" calcext:value-type="float">
            <text:p>0.0163275</text:p>
          </table:table-cell>
          <table:table-cell office:value-type="float" office:value="-0.00105400000000001" calcext:value-type="float">
            <text:p>-0.00105400000000001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315750000000001" calcext:value-type="float">
            <text:p>0.00315750000000001</text:p>
          </table:table-cell>
          <table:table-cell office:value-type="float" office:value="0.000726499999999994" calcext:value-type="float">
            <text:p>0.00072649999999999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115" calcext:value-type="float">
            <text:p>-0.002115</text:p>
          </table:table-cell>
          <table:table-cell office:value-type="float" office:value="0.0164775" calcext:value-type="float">
            <text:p>0.0164775</text:p>
          </table:table-cell>
          <table:table-cell office:value-type="float" office:value="-0.001294" calcext:value-type="float">
            <text:p>-0.001294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345750000000001" calcext:value-type="float">
            <text:p>0.00345750000000001</text:p>
          </table:table-cell>
          <table:table-cell office:value-type="float" office:value="0.000246499999999994" calcext:value-type="float">
            <text:p>0.00024649999999999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415" calcext:value-type="float">
            <text:p>-0.002415</text:p>
          </table:table-cell>
          <table:table-cell office:value-type="float" office:value="0.0161775" calcext:value-type="float">
            <text:p>0.0161775</text:p>
          </table:table-cell>
          <table:table-cell office:value-type="float" office:value="-0.000814000000000007" calcext:value-type="float">
            <text:p>-0.000814000000000007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360750000000001" calcext:value-type="float">
            <text:p>0.00360750000000001</text:p>
          </table:table-cell>
          <table:table-cell office:value-type="float" office:value="0.000486499999999996" calcext:value-type="float">
            <text:p>0.00048649999999999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265" calcext:value-type="float">
            <text:p>-0.002265</text:p>
          </table:table-cell>
          <table:table-cell office:value-type="float" office:value="0.0166275" calcext:value-type="float">
            <text:p>0.0166275</text:p>
          </table:table-cell>
          <table:table-cell office:value-type="float" office:value="-0.00153400000000001" calcext:value-type="float">
            <text:p>-0.00153400000000001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300750000000001" calcext:value-type="float">
            <text:p>0.00300750000000001</text:p>
          </table:table-cell>
          <table:table-cell office:value-type="float" office:value="0.000966499999999996" calcext:value-type="float">
            <text:p>0.00096649999999999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415" calcext:value-type="float">
            <text:p>-0.002415</text:p>
          </table:table-cell>
          <table:table-cell office:value-type="float" office:value="0.0164775" calcext:value-type="float">
            <text:p>0.0164775</text:p>
          </table:table-cell>
          <table:table-cell office:value-type="float" office:value="-0.001294" calcext:value-type="float">
            <text:p>-0.001294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285750000000001" calcext:value-type="float">
            <text:p>0.00285750000000001</text:p>
          </table:table-cell>
          <table:table-cell office:value-type="float" office:value="0.000246499999999994" calcext:value-type="float">
            <text:p>0.00024649999999999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715" calcext:value-type="float">
            <text:p>-0.002715</text:p>
          </table:table-cell>
          <table:table-cell office:value-type="float" office:value="0.0163275" calcext:value-type="float">
            <text:p>0.0163275</text:p>
          </table:table-cell>
          <table:table-cell office:value-type="float" office:value="-0.00153400000000001" calcext:value-type="float">
            <text:p>-0.00153400000000001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300750000000001" calcext:value-type="float">
            <text:p>0.00300750000000001</text:p>
          </table:table-cell>
          <table:table-cell office:value-type="float" office:value="-0.000243500000000004" calcext:value-type="float">
            <text:p>-0.00024350000000000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115" calcext:value-type="float">
            <text:p>-0.002115</text:p>
          </table:table-cell>
          <table:table-cell office:value-type="float" office:value="0.0164775" calcext:value-type="float">
            <text:p>0.0164775</text:p>
          </table:table-cell>
          <table:table-cell office:value-type="float" office:value="-0.00202400000000001" calcext:value-type="float">
            <text:p>-0.00202400000000001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315750000000001" calcext:value-type="float">
            <text:p>0.00315750000000001</text:p>
          </table:table-cell>
          <table:table-cell office:value-type="float" office:value="-0.0000035000000000025" calcext:value-type="float">
            <text:p>-3.5000000000025E-06</text:p>
          </table:table-cell>
          <table:table-cell table:number-columns-repeated="4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7T12:17:13.213297823</dc:date>
    <meta:editing-duration>PT2M21S</meta:editing-duration>
    <meta:editing-cycles>1</meta:editing-cycles>
    <meta:document-statistic meta:table-count="1" meta:cell-count="729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line" chart:style-name="ch1">
        <chart:legend chart:legend-position="end" svg:x="11.182cm" svg:y="3.954cm" style:legend-expansion="high" chart:style-name="ch2"/>
        <chart:plot-area chart:style-name="ch3" table:cell-range-address="sensor_data_office_z.C1:sensor_data_office_z.C152 sensor_data_office_z.F1:sensor_data_office_z.F152" chart:data-source-has-labels="row" svg:x="0.319cm" svg:y="0.18cm" svg:width="10.544cm" svg:height="8.645cm">
          <chart:coordinate-region svg:x="1.046cm" svg:y="0.379cm" svg:width="9.817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sor_data_office_z.C2:sensor_data_office_z.C152" chart:label-cell-address="sensor_data_office_z.C1:sensor_data_office_z.C1" chart:class="chart:line">
            <chart:data-point chart:repeated="151"/>
          </chart:series>
          <chart:series chart:style-name="ch7" chart:values-cell-range-address="sensor_data_office_z.F2:sensor_data_office_z.F152" chart:label-cell-address="sensor_data_office_z.F1:sensor_data_office_z.F1" chart:class="chart:line">
            <chart:data-point chart:repeated="1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x1_sensor0_Z [mT]</text:p>
                <draw:g>
                  <svg:desc>sensor_data_office_z.C1:sensor_data_office_z.C1</svg:desc>
                </draw:g>
              </table:table-cell>
              <table:table-cell office:value-type="string">
                <text:p>mux1_sensor1_Z [mT]</text:p>
                <draw:g>
                  <svg:desc>sensor_data_office_z.F1:sensor_data_office_z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105400000000001">
                <text:p>-0.00105400000000001</text:p>
                <draw:g>
                  <svg:desc>sensor_data_office_z.C2:sensor_data_office_z.C152</svg:desc>
                </draw:g>
              </table:table-cell>
              <table:table-cell office:value-type="float" office:value="-0.000963500000000003">
                <text:p>-0.000963500000000003</text:p>
                <draw:g>
                  <svg:desc>sensor_data_office_z.F2:sensor_data_office_z.F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153400000000001">
                <text:p>-0.00153400000000001</text:p>
              </table:table-cell>
              <table:table-cell office:value-type="float" office:value="-0.000963500000000003">
                <text:p>-0.00096350000000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564000000000007">
                <text:p>-0.000564000000000007</text:p>
              </table:table-cell>
              <table:table-cell office:value-type="float" office:value="-0.000483500000000007">
                <text:p>-0.000483500000000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324000000000005">
                <text:p>-0.000324000000000005</text:p>
              </table:table-cell>
              <table:table-cell office:value-type="float" office:value="-0.0000035000000000025">
                <text:p>-0.0000035000000000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564000000000007">
                <text:p>-0.000564000000000007</text:p>
              </table:table-cell>
              <table:table-cell office:value-type="float" office:value="-0.0000035000000000025">
                <text:p>-0.0000035000000000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840000000000032">
                <text:p>-0.0000840000000000032</text:p>
              </table:table-cell>
              <table:table-cell office:value-type="float" office:value="0.000246499999999994">
                <text:p>0.000246499999999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55999999999992">
                <text:p>0.000155999999999992</text:p>
              </table:table-cell>
              <table:table-cell office:value-type="float" office:value="0.000246499999999994">
                <text:p>0.000246499999999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840000000000032">
                <text:p>-0.0000840000000000032</text:p>
              </table:table-cell>
              <table:table-cell office:value-type="float" office:value="0.000726499999999994">
                <text:p>0.000726499999999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645999999999994">
                <text:p>0.000645999999999994</text:p>
              </table:table-cell>
              <table:table-cell office:value-type="float" office:value="0.000966499999999996">
                <text:p>0.0009664999999999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12599999999999">
                <text:p>0.00112599999999999</text:p>
              </table:table-cell>
              <table:table-cell office:value-type="float" office:value="0.000966499999999996">
                <text:p>0.000966499999999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885999999999996">
                <text:p>0.000885999999999996</text:p>
              </table:table-cell>
              <table:table-cell office:value-type="float" office:value="0.000726499999999994">
                <text:p>0.000726499999999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12599999999999">
                <text:p>0.00112599999999999</text:p>
              </table:table-cell>
              <table:table-cell office:value-type="float" office:value="0.000486499999999996">
                <text:p>0.0004864999999999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645999999999994">
                <text:p>0.000645999999999994</text:p>
              </table:table-cell>
              <table:table-cell office:value-type="float" office:value="0.000726499999999994">
                <text:p>0.0007264999999999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885999999999996">
                <text:p>0.000885999999999996</text:p>
              </table:table-cell>
              <table:table-cell office:value-type="float" office:value="0.0016965">
                <text:p>0.00169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60599999999999">
                <text:p>0.00160599999999999</text:p>
              </table:table-cell>
              <table:table-cell office:value-type="float" office:value="0.00217649999999999">
                <text:p>0.00217649999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096">
                <text:p>0.002096</text:p>
              </table:table-cell>
              <table:table-cell office:value-type="float" office:value="0.0024165">
                <text:p>0.00241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33599999999999">
                <text:p>0.00233599999999999</text:p>
              </table:table-cell>
              <table:table-cell office:value-type="float" office:value="0.0024165">
                <text:p>0.0024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36599999999999">
                <text:p>0.00136599999999999</text:p>
              </table:table-cell>
              <table:table-cell office:value-type="float" office:value="0.00217649999999999">
                <text:p>0.002176499999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60599999999999">
                <text:p>0.00160599999999999</text:p>
              </table:table-cell>
              <table:table-cell office:value-type="float" office:value="0.0019365">
                <text:p>0.00193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36599999999999">
                <text:p>0.00136599999999999</text:p>
              </table:table-cell>
              <table:table-cell office:value-type="float" office:value="0.0019365">
                <text:p>0.00193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36599999999999">
                <text:p>0.00136599999999999</text:p>
              </table:table-cell>
              <table:table-cell office:value-type="float" office:value="0.0016965">
                <text:p>0.00169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60599999999999">
                <text:p>0.00160599999999999</text:p>
              </table:table-cell>
              <table:table-cell office:value-type="float" office:value="0.000486499999999996">
                <text:p>0.0004864999999999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60599999999999">
                <text:p>0.00160599999999999</text:p>
              </table:table-cell>
              <table:table-cell office:value-type="float" office:value="0.00120649999999999">
                <text:p>0.0012064999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36599999999999">
                <text:p>0.00136599999999999</text:p>
              </table:table-cell>
              <table:table-cell office:value-type="float" office:value="0.000966499999999996">
                <text:p>0.0009664999999999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36599999999999">
                <text:p>0.00136599999999999</text:p>
              </table:table-cell>
              <table:table-cell office:value-type="float" office:value="0.000966499999999996">
                <text:p>0.0009664999999999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395999999999994">
                <text:p>0.000395999999999994</text:p>
              </table:table-cell>
              <table:table-cell office:value-type="float" office:value="0.000726499999999994">
                <text:p>0.000726499999999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645999999999994">
                <text:p>0.000645999999999994</text:p>
              </table:table-cell>
              <table:table-cell office:value-type="float" office:value="0.000726499999999994">
                <text:p>0.0007264999999999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645999999999994">
                <text:p>0.000645999999999994</text:p>
              </table:table-cell>
              <table:table-cell office:value-type="float" office:value="0.0016965">
                <text:p>0.00169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885999999999996">
                <text:p>0.000885999999999996</text:p>
              </table:table-cell>
              <table:table-cell office:value-type="float" office:value="0.000486499999999996">
                <text:p>0.0004864999999999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12599999999999">
                <text:p>0.00112599999999999</text:p>
              </table:table-cell>
              <table:table-cell office:value-type="float" office:value="0.000246499999999994">
                <text:p>0.0002464999999999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324000000000005">
                <text:p>-0.000324000000000005</text:p>
              </table:table-cell>
              <table:table-cell office:value-type="float" office:value="-0.0000035000000000025">
                <text:p>-0.0000035000000000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0840000000000032">
                <text:p>-0.0000840000000000032</text:p>
              </table:table-cell>
              <table:table-cell office:value-type="float" office:value="0.000726499999999994">
                <text:p>0.0007264999999999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155999999999992">
                <text:p>0.000155999999999992</text:p>
              </table:table-cell>
              <table:table-cell office:value-type="float" office:value="0.000486499999999996">
                <text:p>0.0004864999999999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155999999999992">
                <text:p>0.000155999999999992</text:p>
              </table:table-cell>
              <table:table-cell office:value-type="float" office:value="0.000246499999999994">
                <text:p>0.0002464999999999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645999999999994">
                <text:p>0.000645999999999994</text:p>
              </table:table-cell>
              <table:table-cell office:value-type="float" office:value="0.000246499999999994">
                <text:p>0.0002464999999999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155999999999992">
                <text:p>0.000155999999999992</text:p>
              </table:table-cell>
              <table:table-cell office:value-type="float" office:value="0.000726499999999994">
                <text:p>0.0007264999999999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885999999999996">
                <text:p>0.000885999999999996</text:p>
              </table:table-cell>
              <table:table-cell office:value-type="float" office:value="0.000486499999999996">
                <text:p>0.0004864999999999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0840000000000032">
                <text:p>-0.0000840000000000032</text:p>
              </table:table-cell>
              <table:table-cell office:value-type="float" office:value="0.000486499999999996">
                <text:p>0.0004864999999999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814000000000007">
                <text:p>-0.000814000000000007</text:p>
              </table:table-cell>
              <table:table-cell office:value-type="float" office:value="0.0365465">
                <text:p>0.03654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.803484">
                <text:p>-5.803484</text:p>
              </table:table-cell>
              <table:table-cell office:value-type="float" office:value="0.0462265">
                <text:p>0.04622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.871484">
                <text:p>-5.871484</text:p>
              </table:table-cell>
              <table:table-cell office:value-type="float" office:value="0.0469465">
                <text:p>0.04694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885524">
                <text:p>-5.885524</text:p>
              </table:table-cell>
              <table:table-cell office:value-type="float" office:value="0.0467065">
                <text:p>0.04670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870524">
                <text:p>-5.870524</text:p>
              </table:table-cell>
              <table:table-cell office:value-type="float" office:value="0.0464665">
                <text:p>0.04646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879234">
                <text:p>-5.879234</text:p>
              </table:table-cell>
              <table:table-cell office:value-type="float" office:value="0.0459765">
                <text:p>0.04597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.871484">
                <text:p>-5.871484</text:p>
              </table:table-cell>
              <table:table-cell office:value-type="float" office:value="0.0467065">
                <text:p>0.04670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.879954">
                <text:p>-5.879954</text:p>
              </table:table-cell>
              <table:table-cell office:value-type="float" office:value="0.0464665">
                <text:p>0.04646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879714">
                <text:p>-5.879714</text:p>
              </table:table-cell>
              <table:table-cell office:value-type="float" office:value="0.0459765">
                <text:p>0.04597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887464">
                <text:p>-5.887464</text:p>
              </table:table-cell>
              <table:table-cell office:value-type="float" office:value="0.0474365">
                <text:p>0.04743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865924">
                <text:p>-5.865924</text:p>
              </table:table-cell>
              <table:table-cell office:value-type="float" office:value="0.0474365">
                <text:p>0.04743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.875844">
                <text:p>-5.875844</text:p>
              </table:table-cell>
              <table:table-cell office:value-type="float" office:value="0.0476765">
                <text:p>0.04767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.892304">
                <text:p>-5.892304</text:p>
              </table:table-cell>
              <table:table-cell office:value-type="float" office:value="0.0469465">
                <text:p>0.04694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.885284">
                <text:p>-5.885284</text:p>
              </table:table-cell>
              <table:table-cell office:value-type="float" office:value="0.0469465">
                <text:p>0.04694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5.882624">
                <text:p>-5.882624</text:p>
              </table:table-cell>
              <table:table-cell office:value-type="float" office:value="0.0479165">
                <text:p>0.04791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5.878994">
                <text:p>-5.878994</text:p>
              </table:table-cell>
              <table:table-cell office:value-type="float" office:value="0.0476765">
                <text:p>0.04767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.889884">
                <text:p>-5.889884</text:p>
              </table:table-cell>
              <table:table-cell office:value-type="float" office:value="0.0471865">
                <text:p>0.04718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.898834">
                <text:p>-5.898834</text:p>
              </table:table-cell>
              <table:table-cell office:value-type="float" office:value="0.0469465">
                <text:p>0.04694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5.878504">
                <text:p>-5.878504</text:p>
              </table:table-cell>
              <table:table-cell office:value-type="float" office:value="0.0469465">
                <text:p>0.04694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5.880204">
                <text:p>-5.880204</text:p>
              </table:table-cell>
              <table:table-cell office:value-type="float" office:value="0.0467065">
                <text:p>0.04670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.895444">
                <text:p>-5.895444</text:p>
              </table:table-cell>
              <table:table-cell office:value-type="float" office:value="0.0469465">
                <text:p>0.04694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5.874154">
                <text:p>-5.874154</text:p>
              </table:table-cell>
              <table:table-cell office:value-type="float" office:value="0.0474365">
                <text:p>0.04743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.886004">
                <text:p>-5.886004</text:p>
              </table:table-cell>
              <table:table-cell office:value-type="float" office:value="0.0471865">
                <text:p>0.04718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.885284">
                <text:p>-5.885284</text:p>
              </table:table-cell>
              <table:table-cell office:value-type="float" office:value="0.0471865">
                <text:p>0.04718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.898354">
                <text:p>-5.898354</text:p>
              </table:table-cell>
              <table:table-cell office:value-type="float" office:value="0.0474365">
                <text:p>0.04743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.880444">
                <text:p>-5.880444</text:p>
              </table:table-cell>
              <table:table-cell office:value-type="float" office:value="0.0474365">
                <text:p>0.04743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.890604">
                <text:p>-5.890604</text:p>
              </table:table-cell>
              <table:table-cell office:value-type="float" office:value="0.0471865">
                <text:p>0.04718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.880444">
                <text:p>-5.880444</text:p>
              </table:table-cell>
              <table:table-cell office:value-type="float" office:value="0.0476765">
                <text:p>0.04767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.889884">
                <text:p>-5.889884</text:p>
              </table:table-cell>
              <table:table-cell office:value-type="float" office:value="0.0483965">
                <text:p>0.04839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.889394">
                <text:p>-5.889394</text:p>
              </table:table-cell>
              <table:table-cell office:value-type="float" office:value="0.0479165">
                <text:p>0.04791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5.890124">
                <text:p>-5.890124</text:p>
              </table:table-cell>
              <table:table-cell office:value-type="float" office:value="0.0476765">
                <text:p>0.04767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5.884314">
                <text:p>-5.884314</text:p>
              </table:table-cell>
              <table:table-cell office:value-type="float" office:value="0.0476765">
                <text:p>0.04767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.886494">
                <text:p>-5.886494</text:p>
              </table:table-cell>
              <table:table-cell office:value-type="float" office:value="0.0476765">
                <text:p>0.04767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.894234">
                <text:p>-5.894234</text:p>
              </table:table-cell>
              <table:table-cell office:value-type="float" office:value="0.0479165">
                <text:p>0.04791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5.895204">
                <text:p>-5.895204</text:p>
              </table:table-cell>
              <table:table-cell office:value-type="float" office:value="0.0479165">
                <text:p>0.04791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.898354">
                <text:p>-5.898354</text:p>
              </table:table-cell>
              <table:table-cell office:value-type="float" office:value="0.0481565">
                <text:p>0.04815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.899564">
                <text:p>-5.899564</text:p>
              </table:table-cell>
              <table:table-cell office:value-type="float" office:value="0.0474365">
                <text:p>0.04743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5.893754">
                <text:p>-5.893754</text:p>
              </table:table-cell>
              <table:table-cell office:value-type="float" office:value="0.0471865">
                <text:p>0.04718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.888424">
                <text:p>-5.888424</text:p>
              </table:table-cell>
              <table:table-cell office:value-type="float" office:value="0.0476765">
                <text:p>0.04767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.905854">
                <text:p>-5.905854</text:p>
              </table:table-cell>
              <table:table-cell office:value-type="float" office:value="0.0474365">
                <text:p>0.04743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13874">
                <text:p>-0.013874</text:p>
              </table:table-cell>
              <table:table-cell office:value-type="float" office:value="0.000726499999999994">
                <text:p>0.0007264999999999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0814000000000007">
                <text:p>-0.000814000000000007</text:p>
              </table:table-cell>
              <table:table-cell office:value-type="float" office:value="0.000486499999999996">
                <text:p>0.0004864999999999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153400000000001">
                <text:p>-0.00153400000000001</text:p>
              </table:table-cell>
              <table:table-cell office:value-type="float" office:value="-0.0000035000000000025">
                <text:p>-0.00000350000000000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2264">
                <text:p>-0.002264</text:p>
              </table:table-cell>
              <table:table-cell office:value-type="float" office:value="-0.000243500000000004">
                <text:p>-0.0002435000000000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202400000000001">
                <text:p>-0.00202400000000001</text:p>
              </table:table-cell>
              <table:table-cell office:value-type="float" office:value="0.000246499999999994">
                <text:p>0.0002464999999999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177400000000001">
                <text:p>-0.00177400000000001</text:p>
              </table:table-cell>
              <table:table-cell office:value-type="float" office:value="-0.000243500000000004">
                <text:p>-0.0002435000000000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153400000000001">
                <text:p>-0.00153400000000001</text:p>
              </table:table-cell>
              <table:table-cell office:value-type="float" office:value="-0.000243500000000004">
                <text:p>-0.0002435000000000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202400000000001">
                <text:p>-0.00202400000000001</text:p>
              </table:table-cell>
              <table:table-cell office:value-type="float" office:value="-0.0012135">
                <text:p>-0.00121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274400000000001">
                <text:p>-0.00274400000000001</text:p>
              </table:table-cell>
              <table:table-cell office:value-type="float" office:value="-0.000963500000000003">
                <text:p>-0.000963500000000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274400000000001">
                <text:p>-0.00274400000000001</text:p>
              </table:table-cell>
              <table:table-cell office:value-type="float" office:value="-0.000243500000000004">
                <text:p>-0.0002435000000000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177400000000001">
                <text:p>-0.00177400000000001</text:p>
              </table:table-cell>
              <table:table-cell office:value-type="float" office:value="-0.000243500000000004">
                <text:p>-0.0002435000000000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177400000000001">
                <text:p>-0.00177400000000001</text:p>
              </table:table-cell>
              <table:table-cell office:value-type="float" office:value="-0.000243500000000004">
                <text:p>-0.0002435000000000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105400000000001">
                <text:p>-0.00105400000000001</text:p>
              </table:table-cell>
              <table:table-cell office:value-type="float" office:value="-0.000243500000000004">
                <text:p>-0.0002435000000000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1294">
                <text:p>-0.001294</text:p>
              </table:table-cell>
              <table:table-cell office:value-type="float" office:value="-0.0000035000000000025">
                <text:p>-0.00000350000000000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1294">
                <text:p>-0.001294</text:p>
              </table:table-cell>
              <table:table-cell office:value-type="float" office:value="-0.000243500000000004">
                <text:p>-0.0002435000000000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1294">
                <text:p>-0.001294</text:p>
              </table:table-cell>
              <table:table-cell office:value-type="float" office:value="-0.000243500000000004">
                <text:p>-0.0002435000000000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0814000000000007">
                <text:p>-0.000814000000000007</text:p>
              </table:table-cell>
              <table:table-cell office:value-type="float" office:value="0.000246499999999994">
                <text:p>0.0002464999999999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177400000000001">
                <text:p>-0.00177400000000001</text:p>
              </table:table-cell>
              <table:table-cell office:value-type="float" office:value="-0.000243500000000004">
                <text:p>-0.0002435000000000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202400000000001">
                <text:p>-0.00202400000000001</text:p>
              </table:table-cell>
              <table:table-cell office:value-type="float" office:value="-0.000963500000000003">
                <text:p>-0.0009635000000000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153400000000001">
                <text:p>-0.00153400000000001</text:p>
              </table:table-cell>
              <table:table-cell office:value-type="float" office:value="-0.000963500000000003">
                <text:p>-0.0009635000000000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202400000000001">
                <text:p>-0.00202400000000001</text:p>
              </table:table-cell>
              <table:table-cell office:value-type="float" office:value="-0.000243500000000004">
                <text:p>-0.0002435000000000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177400000000001">
                <text:p>-0.00177400000000001</text:p>
              </table:table-cell>
              <table:table-cell office:value-type="float" office:value="-0.000483500000000007">
                <text:p>-0.0004835000000000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3474">
                <text:p>-0.003474</text:p>
              </table:table-cell>
              <table:table-cell office:value-type="float" office:value="-7.6684935">
                <text:p>-7.66849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45824">
                <text:p>-0.045824</text:p>
              </table:table-cell>
              <table:table-cell office:value-type="float" office:value="6.9725065">
                <text:p>6.97250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49694">
                <text:p>-0.049694</text:p>
              </table:table-cell>
              <table:table-cell office:value-type="float" office:value="6.9923465">
                <text:p>6.99234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48964">
                <text:p>-0.048964</text:p>
              </table:table-cell>
              <table:table-cell office:value-type="float" office:value="6.9964665">
                <text:p>6.99646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49694">
                <text:p>-0.049694</text:p>
              </table:table-cell>
              <table:table-cell office:value-type="float" office:value="7.0058965">
                <text:p>7.00589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50904">
                <text:p>-0.050904</text:p>
              </table:table-cell>
              <table:table-cell office:value-type="float" office:value="7.0039665">
                <text:p>7.00396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51384">
                <text:p>-0.051384</text:p>
              </table:table-cell>
              <table:table-cell office:value-type="float" office:value="7.0097765">
                <text:p>7.00977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50664">
                <text:p>-0.050664</text:p>
              </table:table-cell>
              <table:table-cell office:value-type="float" office:value="7.0061465">
                <text:p>7.00614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50424">
                <text:p>-0.050424</text:p>
              </table:table-cell>
              <table:table-cell office:value-type="float" office:value="7.0015465">
                <text:p>7.00154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51144">
                <text:p>-0.051144</text:p>
              </table:table-cell>
              <table:table-cell office:value-type="float" office:value="7.0192065">
                <text:p>7.01920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51144">
                <text:p>-0.051144</text:p>
              </table:table-cell>
              <table:table-cell office:value-type="float" office:value="6.9969465">
                <text:p>6.99694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50904">
                <text:p>-0.050904</text:p>
              </table:table-cell>
              <table:table-cell office:value-type="float" office:value="6.9969465">
                <text:p>6.99694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49934">
                <text:p>-0.049934</text:p>
              </table:table-cell>
              <table:table-cell office:value-type="float" office:value="7.0068665">
                <text:p>7.00686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49934">
                <text:p>-0.049934</text:p>
              </table:table-cell>
              <table:table-cell office:value-type="float" office:value="6.9974265">
                <text:p>6.99742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50664">
                <text:p>-0.050664</text:p>
              </table:table-cell>
              <table:table-cell office:value-type="float" office:value="7.0100165">
                <text:p>7.01001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50904">
                <text:p>-0.050904</text:p>
              </table:table-cell>
              <table:table-cell office:value-type="float" office:value="7.0068665">
                <text:p>7.00686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51144">
                <text:p>-0.051144</text:p>
              </table:table-cell>
              <table:table-cell office:value-type="float" office:value="7.0056565">
                <text:p>7.00565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51144">
                <text:p>-0.051144</text:p>
              </table:table-cell>
              <table:table-cell office:value-type="float" office:value="7.0095265">
                <text:p>7.00952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49934">
                <text:p>-0.049934</text:p>
              </table:table-cell>
              <table:table-cell office:value-type="float" office:value="7.0204165">
                <text:p>7.02041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49934">
                <text:p>-0.049934</text:p>
              </table:table-cell>
              <table:table-cell office:value-type="float" office:value="7.0027565">
                <text:p>7.00275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51144">
                <text:p>-0.051144</text:p>
              </table:table-cell>
              <table:table-cell office:value-type="float" office:value="7.0046865">
                <text:p>7.00468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50664">
                <text:p>-0.050664</text:p>
              </table:table-cell>
              <table:table-cell office:value-type="float" office:value="7.0126765">
                <text:p>7.01267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49454">
                <text:p>-0.049454</text:p>
              </table:table-cell>
              <table:table-cell office:value-type="float" office:value="7.0097765">
                <text:p>7.00977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49454">
                <text:p>-0.049454</text:p>
              </table:table-cell>
              <table:table-cell office:value-type="float" office:value="7.0068665">
                <text:p>7.00686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49214">
                <text:p>-0.049214</text:p>
              </table:table-cell>
              <table:table-cell office:value-type="float" office:value="7.0269565">
                <text:p>7.02695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49214">
                <text:p>-0.049214</text:p>
              </table:table-cell>
              <table:table-cell office:value-type="float" office:value="7.0066265">
                <text:p>7.00662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49934">
                <text:p>-0.049934</text:p>
              </table:table-cell>
              <table:table-cell office:value-type="float" office:value="6.9841165">
                <text:p>6.98411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49934">
                <text:p>-0.049934</text:p>
              </table:table-cell>
              <table:table-cell office:value-type="float" office:value="7.0129165">
                <text:p>7.01291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49934">
                <text:p>-0.049934</text:p>
              </table:table-cell>
              <table:table-cell office:value-type="float" office:value="6.9921065">
                <text:p>6.99210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48964">
                <text:p>-0.048964</text:p>
              </table:table-cell>
              <table:table-cell office:value-type="float" office:value="7.0296165">
                <text:p>7.02961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49214">
                <text:p>-0.049214</text:p>
              </table:table-cell>
              <table:table-cell office:value-type="float" office:value="7.0279265">
                <text:p>7.02792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177400000000001">
                <text:p>-0.00177400000000001</text:p>
              </table:table-cell>
              <table:table-cell office:value-type="float" office:value="-0.000963500000000003">
                <text:p>-0.0009635000000000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2504">
                <text:p>-0.002504</text:p>
              </table:table-cell>
              <table:table-cell office:value-type="float" office:value="-0.000723500000000001">
                <text:p>-0.0007235000000000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274400000000001">
                <text:p>-0.00274400000000001</text:p>
              </table:table-cell>
              <table:table-cell office:value-type="float" office:value="-0.000723500000000001">
                <text:p>-0.0007235000000000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202400000000001">
                <text:p>-0.00202400000000001</text:p>
              </table:table-cell>
              <table:table-cell office:value-type="float" office:value="-0.0000035000000000025">
                <text:p>-0.00000350000000000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1294">
                <text:p>-0.001294</text:p>
              </table:table-cell>
              <table:table-cell office:value-type="float" office:value="-0.0000035000000000025">
                <text:p>-0.00000350000000000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2264">
                <text:p>-0.002264</text:p>
              </table:table-cell>
              <table:table-cell office:value-type="float" office:value="-0.000723500000000001">
                <text:p>-0.0007235000000000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274400000000001">
                <text:p>-0.00274400000000001</text:p>
              </table:table-cell>
              <table:table-cell office:value-type="float" office:value="-0.0000035000000000025">
                <text:p>-0.00000350000000000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2504">
                <text:p>-0.002504</text:p>
              </table:table-cell>
              <table:table-cell office:value-type="float" office:value="0.000246499999999994">
                <text:p>0.0002464999999999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153400000000001">
                <text:p>-0.00153400000000001</text:p>
              </table:table-cell>
              <table:table-cell office:value-type="float" office:value="0.000246499999999994">
                <text:p>0.0002464999999999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0324000000000005">
                <text:p>-0.000324000000000005</text:p>
              </table:table-cell>
              <table:table-cell office:value-type="float" office:value="0.00120649999999999">
                <text:p>0.001206499999999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0814000000000007">
                <text:p>-0.000814000000000007</text:p>
              </table:table-cell>
              <table:table-cell office:value-type="float" office:value="0.000726499999999994">
                <text:p>0.0007264999999999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00564000000000007">
                <text:p>-0.000564000000000007</text:p>
              </table:table-cell>
              <table:table-cell office:value-type="float" office:value="0.00120649999999999">
                <text:p>0.001206499999999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105400000000001">
                <text:p>-0.00105400000000001</text:p>
              </table:table-cell>
              <table:table-cell office:value-type="float" office:value="0.000966499999999996">
                <text:p>0.0009664999999999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105400000000001">
                <text:p>-0.00105400000000001</text:p>
              </table:table-cell>
              <table:table-cell office:value-type="float" office:value="0.000726499999999994">
                <text:p>0.0007264999999999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1294">
                <text:p>-0.001294</text:p>
              </table:table-cell>
              <table:table-cell office:value-type="float" office:value="0.000246499999999994">
                <text:p>0.0002464999999999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0814000000000007">
                <text:p>-0.000814000000000007</text:p>
              </table:table-cell>
              <table:table-cell office:value-type="float" office:value="0.000486499999999996">
                <text:p>0.0004864999999999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153400000000001">
                <text:p>-0.00153400000000001</text:p>
              </table:table-cell>
              <table:table-cell office:value-type="float" office:value="0.000966499999999996">
                <text:p>0.0009664999999999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1294">
                <text:p>-0.001294</text:p>
              </table:table-cell>
              <table:table-cell office:value-type="float" office:value="0.000246499999999994">
                <text:p>0.0002464999999999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153400000000001">
                <text:p>-0.00153400000000001</text:p>
              </table:table-cell>
              <table:table-cell office:value-type="float" office:value="-0.000243500000000004">
                <text:p>-0.0002435000000000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202400000000001">
                <text:p>-0.00202400000000001</text:p>
              </table:table-cell>
              <table:table-cell office:value-type="float" office:value="-0.0000035000000000025">
                <text:p>-0.0000035000000000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